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HiddenHorzOCR" svg:font-family="HiddenHorzOCR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margin-top="0in" fo:margin-bottom="0in" fo:line-height="100%"/>
      <style:text-properties fo:color="#191919" style:font-name="Arial Narrow" fo:font-size="8pt" fo:font-weight="bold" style:font-size-asian="8pt" style:font-weight-asian="bold" style:font-name-complex="Arial2" style:font-size-complex="8pt"/>
    </style:style>
    <style:style style:name="P4" style:family="paragraph" style:parent-style-name="Standard">
      <style:paragraph-properties fo:margin-top="0in" fo:margin-bottom="0in" fo:line-height="100%"/>
      <style:text-properties fo:color="#333333" style:font-name="Arial Narrow" fo:font-size="3pt" style:font-size-asian="3pt" style:font-name-complex="Arial2" style:font-size-complex="3pt"/>
    </style:style>
    <style:style style:name="P5" style:family="paragraph" style:parent-style-name="Standard">
      <style:paragraph-properties fo:margin-top="0in" fo:margin-bottom="0in" fo:line-height="100%"/>
      <style:text-properties fo:color="#0c0c0c" style:font-name="Arial Narrow" fo:font-size="3pt" fo:font-weight="bold" style:font-size-asian="3pt" style:font-weight-asian="bold" style:font-name-complex="Arial2" style:font-size-complex="3pt"/>
    </style:style>
    <style:style style:name="P6" style:family="paragraph" style:parent-style-name="Standard">
      <style:paragraph-properties fo:margin-top="0in" fo:margin-bottom="0in" fo:line-height="100%"/>
      <style:text-properties fo:color="#0c0c0c" style:font-name="Arial Narrow" fo:font-size="3pt" style:font-size-asian="3pt" style:font-name-complex="Arial2" style:font-size-complex="3pt"/>
    </style:style>
    <style:style style:name="P7" style:family="paragraph" style:parent-style-name="Standard">
      <style:paragraph-properties fo:margin-top="0in" fo:margin-bottom="0in" fo:line-height="100%"/>
      <style:text-properties fo:color="#232323" style:font-name="Arial Narrow" fo:font-size="8.5pt" style:font-size-asian="8.5pt" style:font-name-complex="Arial2" style:font-size-complex="8.5pt"/>
    </style:style>
    <style:style style:name="P8" style:family="paragraph" style:parent-style-name="Standard">
      <style:paragraph-properties fo:margin-top="0in" fo:margin-bottom="0in" fo:line-height="100%"/>
      <style:text-properties fo:color="#232323" style:font-name="Arial1" fo:font-size="8.5pt" style:font-size-asian="8.5pt" style:font-name-complex="Arial2" style:font-size-complex="8.5pt"/>
    </style:style>
    <style:style style:name="P9" style:family="paragraph" style:parent-style-name="Standard">
      <style:paragraph-properties fo:margin-top="0in" fo:margin-bottom="0in" fo:line-height="100%"/>
      <style:text-properties style:font-name="Arial1" fo:font-size="8.5pt" style:font-size-asian="8.5pt" style:font-name-complex="Arial2" style:font-size-complex="8.5pt"/>
    </style:style>
    <style:style style:name="P10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11" style:family="paragraph" style:parent-style-name="Standard">
      <style:paragraph-properties fo:margin-left="0in" fo:margin-right="0in" fo:margin-top="0in" fo:margin-bottom="0in" fo:line-height="100%" fo:text-indent="0.5in" style:auto-text-indent="false"/>
    </style:style>
    <style:style style:name="P12" style:family="paragraph" style:parent-style-name="Standard">
      <style:paragraph-properties fo:margin-left="0in" fo:margin-right="0in" fo:margin-top="0in" fo:margin-bottom="0in" fo:line-height="100%" fo:text-indent="0.5in" style:auto-text-indent="false"/>
      <style:text-properties fo:color="#333333" style:font-name="Arial Narrow" fo:font-size="3pt" fo:font-weight="bold" style:font-size-asian="3pt" style:font-weight-asian="bold" style:font-name-complex="Arial2" style:font-size-complex="3pt"/>
    </style:style>
    <style:style style:name="P13" style:family="paragraph" style:parent-style-name="Standard">
      <style:paragraph-properties fo:margin-left="0in" fo:margin-right="0in" fo:margin-top="0in" fo:margin-bottom="0in" fo:line-height="100%" fo:text-indent="0.5in" style:auto-text-indent="false"/>
      <style:text-properties fo:color="#333333" style:font-name="Arial Narrow" fo:font-size="3pt" style:font-size-asian="3pt" style:font-name-complex="Arial2" style:font-size-complex="3pt"/>
    </style:style>
    <style:style style:name="T1" style:family="text">
      <style:text-properties fo:color="#191919" style:font-name="Arial Narrow" fo:font-size="12pt" style:text-underline-style="solid" style:text-underline-width="auto" style:text-underline-color="font-color" fo:font-weight="bold" style:font-size-asian="12pt" style:font-weight-asian="bold" style:font-name-complex="Arial2" style:font-size-complex="12pt"/>
    </style:style>
    <style:style style:name="T2" style:family="text">
      <style:text-properties fo:color="#191919" style:font-name="Arial Narrow" fo:font-size="8pt" fo:font-weight="bold" style:font-size-asian="8pt" style:font-weight-asian="bold" style:font-name-complex="Arial2" style:font-size-complex="8pt"/>
    </style:style>
    <style:style style:name="T3" style:family="text">
      <style:text-properties fo:color="#191919" style:font-name="Arial Narrow" fo:font-size="8.5pt" style:font-size-asian="8.5pt" style:font-name-complex="Arial2" style:font-size-complex="8.5pt"/>
    </style:style>
    <style:style style:name="T4" style:family="text">
      <style:text-properties fo:color="#191919" style:font-name="Arial Narrow" fo:font-size="8.5pt" style:font-size-asian="8.5pt" style:font-name-complex="Arial2" style:font-size-complex="8.5pt" style:font-weight-complex="bold"/>
    </style:style>
    <style:style style:name="T5" style:family="text">
      <style:text-properties fo:color="#191919" style:font-name="Arial Narrow" fo:font-size="8.5pt" fo:font-weight="bold" style:font-size-asian="8.5pt" style:font-weight-asian="bold" style:font-name-complex="Arial2" style:font-size-complex="8.5pt"/>
    </style:style>
    <style:style style:name="T6" style:family="text">
      <style:text-properties fo:color="#191919" style:font-name="Arial Narrow" fo:font-size="8.5pt" fo:font-weight="bold" style:font-size-asian="8.5pt" style:font-weight-asian="bold" style:font-name-complex="Arial2" style:font-size-complex="8.5pt" style:font-weight-complex="bold"/>
    </style:style>
    <style:style style:name="T7" style:family="text">
      <style:text-properties fo:color="#333333" style:font-name="Arial Narrow" fo:font-size="8pt" fo:font-weight="bold" style:font-size-asian="8pt" style:font-weight-asian="bold" style:font-name-complex="Arial2" style:font-size-complex="8pt"/>
    </style:style>
    <style:style style:name="T8" style:family="text">
      <style:text-properties fo:color="#333333" style:font-name="Arial Narrow" fo:font-size="9pt" style:font-size-asian="9pt" style:font-name-complex="Arial2" style:font-size-complex="9pt"/>
    </style:style>
    <style:style style:name="T9" style:family="text">
      <style:text-properties fo:color="#333333" style:font-name="Arial Narrow" fo:font-size="9pt" fo:font-weight="bold" style:font-size-asian="9pt" style:font-weight-asian="bold" style:font-name-complex="Arial2" style:font-size-complex="9pt"/>
    </style:style>
    <style:style style:name="T10" style:family="text">
      <style:text-properties fo:color="#333333" style:font-name="Arial Narrow" fo:font-size="9pt" style:text-underline-style="solid" style:text-underline-width="auto" style:text-underline-color="font-color" style:font-size-asian="9pt" style:font-name-complex="Arial2" style:font-size-complex="9pt"/>
    </style:style>
    <style:style style:name="T11" style:family="text">
      <style:text-properties fo:color="#333333" style:font-name="Arial Narrow" fo:font-size="9pt" style:text-underline-style="solid" style:text-underline-width="auto" style:text-underline-color="font-color" fo:font-weight="bold" style:font-size-asian="9pt" style:font-weight-asian="bold" style:font-name-complex="Arial2" style:font-size-complex="9pt"/>
    </style:style>
    <style:style style:name="T12" style:family="text">
      <style:text-properties fo:color="#333333" style:font-name="Arial Narrow" fo:font-size="8.5pt" style:font-size-asian="8.5pt" style:font-name-complex="Arial2" style:font-size-complex="8.5pt"/>
    </style:style>
    <style:style style:name="T13" style:family="text">
      <style:text-properties fo:color="#333333" style:font-name="Arial Narrow" fo:font-size="8.5pt" style:font-size-asian="8.5pt" style:font-name-complex="Arial2" style:font-size-complex="8.5pt" style:font-style-complex="italic"/>
    </style:style>
    <style:style style:name="T14" style:family="text">
      <style:text-properties fo:color="#333333" style:font-name="Arial Narrow" fo:font-size="8.5pt" style:font-size-asian="8.5pt" style:font-name-complex="Arial2" style:font-size-complex="8.5pt" style:font-weight-complex="bold"/>
    </style:style>
    <style:style style:name="T15" style:family="text">
      <style:text-properties fo:color="#333333" style:font-name="Arial Narrow" fo:font-size="8.5pt" style:font-size-asian="8.5pt" style:font-name-complex="Times New Roman" style:font-size-complex="8.5pt"/>
    </style:style>
    <style:style style:name="T16" style:family="text">
      <style:text-properties fo:color="#333333" style:font-name="Arial Narrow" fo:font-size="8.5pt" fo:font-style="italic" style:font-size-asian="8.5pt" style:font-style-asian="italic" style:font-name-complex="Arial2" style:font-size-complex="8.5pt" style:font-style-complex="italic"/>
    </style:style>
    <style:style style:name="T17" style:family="text">
      <style:text-properties fo:color="#333333" style:font-name="Arial Narrow" fo:font-size="8.5pt" fo:font-style="italic" style:font-size-asian="8.5pt" style:font-style-asian="italic" style:font-name-complex="Times New Roman" style:font-size-complex="8.5pt" style:font-style-complex="italic"/>
    </style:style>
    <style:style style:name="T18" style:family="text">
      <style:text-properties fo:color="#333333" style:font-name="Arial Narrow" fo:font-size="8.5pt" style:font-name-asian="HiddenHorzOCR" style:font-size-asian="8.5pt" style:font-name-complex="HiddenHorzOCR" style:font-size-complex="8.5pt"/>
    </style:style>
    <style:style style:name="T19" style:family="text">
      <style:text-properties fo:color="#333333" style:font-name="Arial Narrow" fo:font-size="8.5pt" fo:font-weight="bold" style:font-size-asian="8.5pt" style:font-weight-asian="bold" style:font-name-complex="Arial2" style:font-size-complex="8.5pt"/>
    </style:style>
    <style:style style:name="T20" style:family="text">
      <style:text-properties fo:color="#333333" style:font-name="Arial Narrow" fo:font-size="8.5pt" fo:font-weight="bold" style:font-size-asian="8.5pt" style:font-weight-asian="bold" style:font-name-complex="Arial2" style:font-size-complex="8.5pt" style:font-weight-complex="bold"/>
    </style:style>
    <style:style style:name="T21" style:family="text">
      <style:text-properties fo:color="#333333" style:font-name="Arial Narrow" fo:font-size="8.5pt" fo:font-weight="bold" style:font-size-asian="8.5pt" style:font-weight-asian="bold" style:font-name-complex="Times New Roman" style:font-size-complex="8.5pt"/>
    </style:style>
    <style:style style:name="T22" style:family="text">
      <style:text-properties fo:color="#333333" style:font-name="Arial Narrow" fo:font-size="10pt" fo:font-weight="bold" style:font-size-asian="10pt" style:font-weight-asian="bold" style:font-name-complex="Arial2" style:font-size-complex="10pt"/>
    </style:style>
    <style:style style:name="T23" style:family="text">
      <style:text-properties fo:color="#474747" style:font-name="Arial Narrow" fo:font-size="8.5pt" style:font-size-asian="8.5pt" style:font-name-complex="Arial2" style:font-size-complex="8.5pt"/>
    </style:style>
    <style:style style:name="T24" style:family="text">
      <style:text-properties fo:color="#474747" style:font-name="Arial Narrow" fo:font-size="8.5pt" style:font-size-asian="8.5pt" style:font-name-complex="Arial2" style:font-size-complex="8.5pt" style:font-weight-complex="bold"/>
    </style:style>
    <style:style style:name="T25" style:family="text">
      <style:text-properties fo:color="#474747" style:font-name="Arial Narrow" fo:font-size="8.5pt" style:font-size-asian="8.5pt" style:font-name-complex="Times New Roman" style:font-size-complex="8.5pt"/>
    </style:style>
    <style:style style:name="T26" style:family="text">
      <style:text-properties fo:color="#474747" style:font-name="Arial Narrow" fo:font-size="8.5pt" fo:font-weight="bold" style:font-size-asian="8.5pt" style:font-weight-asian="bold" style:font-name-complex="Arial2" style:font-size-complex="8.5pt"/>
    </style:style>
    <style:style style:name="T27" style:family="text">
      <style:text-properties fo:color="#474747" style:font-name="Arial Narrow" fo:font-size="8.5pt" fo:font-weight="bold" style:font-size-asian="8.5pt" style:font-weight-asian="bold" style:font-name-complex="Arial2" style:font-size-complex="8.5pt" style:font-weight-complex="bold"/>
    </style:style>
    <style:style style:name="T28" style:family="text">
      <style:text-properties fo:color="#474747" style:font-name="Arial Narrow" fo:font-size="8.5pt" fo:font-style="italic" style:font-size-asian="8.5pt" style:font-style-asian="italic" style:font-name-complex="Times New Roman" style:font-size-complex="8.5pt" style:font-style-complex="italic"/>
    </style:style>
    <style:style style:name="T29" style:family="text">
      <style:text-properties fo:color="#474747" style:font-name="Arial Narrow" fo:font-size="8.5pt" fo:font-style="italic" style:font-size-asian="8.5pt" style:font-style-asian="italic" style:font-name-complex="Arial2" style:font-size-complex="8.5pt" style:font-style-complex="italic"/>
    </style:style>
    <style:style style:name="T30" style:family="text">
      <style:text-properties fo:color="#474747" style:font-name="Arial Narrow" fo:font-size="8.5pt" style:font-name-asian="HiddenHorzOCR" style:font-size-asian="8.5pt" style:font-name-complex="HiddenHorzOCR" style:font-size-complex="8.5pt"/>
    </style:style>
    <style:style style:name="T31" style:family="text">
      <style:text-properties fo:color="#5e5e5e" style:font-name="Arial Narrow" fo:font-size="8.5pt" style:font-size-asian="8.5pt" style:font-name-complex="Arial2" style:font-size-complex="8.5pt"/>
    </style:style>
    <style:style style:name="T32" style:family="text">
      <style:text-properties fo:color="#5e5e5e" style:font-name="Arial Narrow" fo:font-size="8.5pt" style:font-size-asian="8.5pt" style:font-name-complex="Arial2" style:font-size-complex="8.5pt" style:font-weight-complex="bold"/>
    </style:style>
    <style:style style:name="T33" style:family="text">
      <style:text-properties fo:color="#717171" style:font-name="Arial Narrow" fo:font-size="8.5pt" style:font-size-asian="8.5pt" style:font-name-complex="Arial2" style:font-size-complex="8.5pt"/>
    </style:style>
    <style:style style:name="T34" style:family="text">
      <style:text-properties fo:text-transform="uppercase" fo:color="#333333" style:font-name="Arial Black" fo:font-size="8.5pt" style:text-underline-style="solid" style:text-underline-width="auto" style:text-underline-color="font-color" fo:font-weight="bold" style:font-size-asian="8.5pt" style:font-weight-asian="bold" style:font-name-complex="Arial2" style:font-size-complex="8.5pt"/>
    </style:style>
    <style:style style:name="T35" style:family="text">
      <style:text-properties fo:text-transform="uppercase" fo:color="#333333" style:font-name="Arial Narrow" fo:font-size="8.5pt" fo:font-weight="bold" style:font-size-asian="8.5pt" style:font-weight-asian="bold" style:font-name-complex="Arial2" style:font-size-complex="8.5pt"/>
    </style:style>
    <style:style style:name="T36" style:family="text">
      <style:text-properties fo:text-transform="uppercase" fo:color="#191919" style:font-name="Arial Narrow" fo:font-size="8.5pt" fo:font-weight="bold" style:font-size-asian="8.5pt" style:font-weight-asian="bold" style:font-name-complex="Arial2" style:font-size-complex="8.5pt"/>
    </style:style>
    <style:style style:name="T37" style:family="text">
      <style:text-properties fo:text-transform="uppercase" fo:color="#232323" style:font-name="Arial Narrow" fo:font-size="8.5pt" fo:font-weight="bold" style:font-size-asian="8.5pt" style:font-weight-asian="bold" style:font-name-complex="Arial2" style:font-size-complex="8.5pt"/>
    </style:style>
    <style:style style:name="T38" style:family="text">
      <style:text-properties fo:color="#232323" style:font-name="Arial Narrow" fo:font-size="8.5pt" style:font-size-asian="8.5pt" style:font-name-complex="Arial2" style:font-size-complex="8.5pt"/>
    </style:style>
    <style:style style:name="T39" style:family="text">
      <style:text-properties fo:color="#232323" style:font-name="Arial Narrow" fo:font-size="8.5pt" style:font-size-asian="8.5pt" style:font-name-complex="Arial2" style:font-size-complex="8.5pt" style:font-weight-complex="bold"/>
    </style:style>
    <style:style style:name="T40" style:family="text">
      <style:text-properties fo:color="#232323" style:font-name="Arial Narrow" fo:font-size="8.5pt" style:font-size-asian="8.5pt" style:font-name-complex="Times New Roman" style:font-size-complex="8.5pt"/>
    </style:style>
    <style:style style:name="T41" style:family="text">
      <style:text-properties fo:color="#232323" style:font-name="Arial Narrow" fo:font-size="8.5pt" fo:font-weight="bold" style:font-size-asian="8.5pt" style:font-weight-asian="bold" style:font-name-complex="Arial2" style:font-size-complex="8.5pt"/>
    </style:style>
    <style:style style:name="T42" style:family="text">
      <style:text-properties fo:color="#232323" style:font-name="Arial Narrow" fo:font-size="8.5pt" fo:font-weight="bold" style:font-size-asian="8.5pt" style:font-weight-asian="bold" style:font-name-complex="Arial2" style:font-size-complex="8.5pt" style:font-weight-complex="bold"/>
    </style:style>
    <style:style style:name="T43" style:family="text">
      <style:text-properties fo:color="#232323" style:font-name="Arial Narrow" fo:font-size="8.5pt" style:font-name-asian="HiddenHorzOCR" style:font-size-asian="8.5pt" style:font-name-complex="HiddenHorzOCR" style:font-size-complex="8.5pt"/>
    </style:style>
    <style:style style:name="T44" style:family="text">
      <style:text-properties fo:color="#232323" style:font-name="Arial Narrow" fo:font-size="8.5pt" fo:font-style="italic" style:font-size-asian="8.5pt" style:font-style-asian="italic" style:font-name-complex="Arial2" style:font-size-complex="8.5pt" style:font-style-complex="italic"/>
    </style:style>
    <style:style style:name="T45" style:family="text">
      <style:text-properties fo:color="#232323" style:font-name="Arial1" fo:font-size="8.5pt" style:font-size-asian="8.5pt" style:font-name-complex="Arial2" style:font-size-complex="8.5pt"/>
    </style:style>
    <style:style style:name="T46" style:family="text">
      <style:text-properties fo:color="#353535" style:font-name="Arial Narrow" fo:font-size="8.5pt" style:font-size-asian="8.5pt" style:font-name-complex="Arial2" style:font-size-complex="8.5pt"/>
    </style:style>
    <style:style style:name="T47" style:family="text">
      <style:text-properties fo:color="#353535" style:font-name="Arial Narrow" fo:font-size="8.5pt" style:font-size-asian="8.5pt" style:font-name-complex="Arial2" style:font-size-complex="8.5pt" style:font-weight-complex="bold"/>
    </style:style>
    <style:style style:name="T48" style:family="text">
      <style:text-properties fo:color="#353535" style:font-name="Arial Narrow" fo:font-size="8.5pt" style:font-size-asian="8.5pt" style:font-name-complex="Times New Roman" style:font-size-complex="8.5pt"/>
    </style:style>
    <style:style style:name="T49" style:family="text">
      <style:text-properties fo:color="#353535" style:font-name="Arial Narrow" fo:font-size="8.5pt" style:font-name-asian="HiddenHorzOCR" style:font-size-asian="8.5pt" style:font-name-complex="HiddenHorzOCR" style:font-size-complex="8.5pt"/>
    </style:style>
    <style:style style:name="T50" style:family="text">
      <style:text-properties fo:color="#353535" style:font-name="Arial1" fo:font-size="8.5pt" style:font-size-asian="8.5pt" style:font-name-complex="Arial2" style:font-size-complex="8.5pt"/>
    </style:style>
    <style:style style:name="T51" style:family="text">
      <style:text-properties fo:color="#4a4a4a" style:font-name="Arial Narrow" fo:font-size="8.5pt" style:font-size-asian="8.5pt" style:font-name-complex="Arial2" style:font-size-complex="8.5pt"/>
    </style:style>
    <style:style style:name="T52" style:family="text">
      <style:text-properties fo:color="#4a4a4a" style:font-name="Arial Narrow" fo:font-size="8.5pt" style:font-size-asian="8.5pt" style:font-name-complex="Arial2" style:font-size-complex="8.5pt" style:font-weight-complex="bold"/>
    </style:style>
    <style:style style:name="T53" style:family="text">
      <style:text-properties fo:color="#4a4a4a" style:font-name="Arial Narrow" fo:font-size="8.5pt" style:font-size-asian="8.5pt" style:font-name-complex="Times New Roman" style:font-size-complex="8.5pt"/>
    </style:style>
    <style:style style:name="T54" style:family="text">
      <style:text-properties fo:color="#4a4a4a" style:font-name="Arial1" fo:font-size="8.5pt" style:font-size-asian="8.5pt" style:font-name-complex="Arial2" style:font-size-complex="8.5pt"/>
    </style:style>
    <style:style style:name="T55" style:family="text">
      <style:text-properties fo:color="#0c0c0c" style:font-name="Arial Narrow" fo:font-size="8.5pt" style:font-size-asian="8.5pt" style:font-name-complex="Arial2" style:font-size-complex="8.5pt"/>
    </style:style>
    <style:style style:name="T56" style:family="text">
      <style:text-properties fo:color="#0c0c0c" style:font-name="Arial Narrow" fo:font-size="8.5pt" style:font-size-asian="8.5pt" style:font-name-complex="Arial2" style:font-size-complex="8.5pt" style:font-weight-complex="bold"/>
    </style:style>
    <style:style style:name="T57" style:family="text">
      <style:text-properties fo:color="#0c0c0c" style:font-name="Arial Narrow" fo:font-size="8.5pt" fo:font-weight="bold" style:font-size-asian="8.5pt" style:font-weight-asian="bold" style:font-name-complex="Arial2" style:font-size-complex="8.5pt"/>
    </style:style>
    <style:style style:name="T58" style:family="text">
      <style:text-properties fo:color="#0c0c0c" style:font-name="Arial Narrow" fo:font-size="3pt" fo:font-weight="bold" style:font-size-asian="3pt" style:font-weight-asian="bold" style:font-name-complex="Arial2" style:font-size-complex="3pt"/>
    </style:style>
    <style:style style:name="T59" style:family="text">
      <style:text-properties fo:color="#0c0c0c" style:font-name="Arial1" fo:font-size="8.5pt" style:font-size-asian="8.5pt" style:font-name-complex="Arial2" style:font-size-complex="8.5pt"/>
    </style:style>
    <style:style style:name="T60" style:family="text">
      <style:text-properties fo:color="#636363" style:font-name="Arial Narrow" fo:font-size="8.5pt" style:font-size-asian="8.5pt" style:font-name-complex="Arial2" style:font-size-complex="8.5pt"/>
    </style:style>
    <style:style style:name="T61" style:family="text">
      <style:text-properties fo:color="#17365d" style:font-name="Arial Narrow" fo:font-size="8.5pt" style:font-size-asian="8.5pt" style:font-name-complex="Arial2" style:font-size-complex="8.5pt"/>
    </style:style>
    <style:style style:name="T62" style:family="text">
      <style:text-properties fo:color="#17365d" style:font-name="Arial Narrow" fo:font-size="8.5pt" style:text-underline-style="solid" style:text-underline-width="auto" style:text-underline-color="font-color" style:font-size-asian="8.5pt" style:font-name-complex="Arial2" style:font-size-complex="8.5pt"/>
    </style:style>
    <style:style style:name="T63" style:family="text">
      <style:text-properties fo:color="#17365d" style:font-name="Arial Narrow" fo:font-size="8.5pt" style:text-underline-style="solid" style:text-underline-width="auto" style:text-underline-color="font-color" style:font-name-asian="HiddenHorzOCR" style:font-size-asian="8.5pt" style:font-name-complex="HiddenHorzOCR" style:font-size-complex="8.5pt"/>
    </style:style>
    <style:style style:name="T64" style:family="text">
      <style:text-properties fo:color="#17365d" style:font-name="Arial Narrow" fo:font-size="8.5pt" style:font-name-asian="HiddenHorzOCR" style:font-size-asian="8.5pt" style:font-name-complex="HiddenHorzOCR" style:font-size-complex="8.5pt"/>
    </style:style>
    <style:style style:name="T65" style:family="text">
      <style:text-properties style:font-name="Arial1" fo:font-size="8.5pt" style:font-size-asian="8.5pt" style:font-name-complex="Arial2" style:font-size-complex="8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Notice of privacy practices</text:span></text:p>
      <text:p text:style-name="P2"><text:span text:style-name="T2">TH</text:span><text:span text:style-name="T7">I</text:span><text:span text:style-name="T2">S NOTICE DESCRIBES HO</text:span><text:span text:style-name="T7">W </text:span><text:span text:style-name="T2">MEDICAL INFORMATION ABOUT YOU </text:span><text:span text:style-name="T7">MAY </text:span><text:span text:style-name="T2">BE USED </text:span><text:span text:style-name="T7">AN</text:span><text:span text:style-name="T2">D DISCLOSED </text:span></text:p>
      <text:p text:style-name="P2"><text:span text:style-name="T7">AN</text:span><text:span text:style-name="T2">D </text:span><text:span text:style-name="T7">H</text:span><text:span text:style-name="T2">O</text:span><text:span text:style-name="T7">W Y</text:span><text:span text:style-name="T2">OU </text:span><text:span text:style-name="T7">CAN </text:span><text:span text:style-name="T2">G</text:span><text:span text:style-name="T7">ET </text:span><text:span text:style-name="T2">A</text:span><text:span text:style-name="T7">C</text:span><text:span text:style-name="T2">CESS TO THIS I</text:span><text:span text:style-name="T7">N</text:span><text:span text:style-name="T2">FORMA</text:span><text:span text:style-name="T7">TI</text:span><text:span text:style-name="T2">O</text:span><text:span text:style-name="T7">N. </text:span></text:p>
      <text:p text:style-name="P2"><text:span text:style-name="T2">PLEAS</text:span><text:span text:style-name="T7">E </text:span><text:span text:style-name="T2">REVI</text:span><text:span text:style-name="T7">EW </text:span><text:span text:style-name="T2">IT CAREFULLY</text:span></text:p>
      <text:p text:style-name="P3"/>
      <text:p text:style-name="P1"><text:span text:style-name="T2">OUR LEGAL DUTIES: <text:s/></text:span><text:span text:style-name="T9">Drs. Aaron Buthod and Glyn Pearson</text:span><text:span text:style-name="T12"> are committed to protecting </text:span><text:span text:style-name="T23">your </text:span><text:span text:style-name="T12">privacy</text:span><text:span text:style-name="T31">. </text:span><text:span text:style-name="T12">This Notice te</text:span><text:span text:style-name="T3">ll</text:span><text:span text:style-name="T12">s about the uses and disclosures </text:span><text:span text:style-name="T23">we </text:span><text:span text:style-name="T12">make of you</text:span><text:span text:style-name="T3">r </text:span><text:span text:style-name="T12">personal health information, </text:span><text:span text:style-name="T3">i</text:span><text:span text:style-name="T12">ncluding certain rights </text:span><text:span text:style-name="T13">that</text:span><text:span text:style-name="T16"> </text:span><text:span text:style-name="T12">yo</text:span><text:span text:style-name="T3">u </text:span><text:span text:style-name="T12">have, and obligations </text:span><text:span text:style-name="T23">we </text:span><text:span text:style-name="T12">are bound to</text:span><text:span text:style-name="T31">, </text:span><text:span text:style-name="T12">with respect to </text:span><text:span text:style-name="T23">such </text:span><text:span text:style-name="T3">i</text:span><text:span text:style-name="T12">nformation</text:span><text:span text:style-name="T31">. <text:s/></text:span><text:span text:style-name="T12">We </text:span><text:span text:style-name="T23">are </text:span><text:span text:style-name="T12">required </text:span><text:span text:style-name="T23">by applicable </text:span><text:span text:style-name="T12">federal </text:span><text:span text:style-name="T23">and state law </text:span><text:span text:style-name="T15">to </text:span><text:span text:style-name="T25">do </text:span><text:span text:style-name="T12">the following</text:span><text:span text:style-name="T31">: </text:span><text:span text:style-name="T12"><text:s/>maintain </text:span><text:span text:style-name="T25">the </text:span><text:span text:style-name="T12">privacy </text:span><text:span text:style-name="T23">and </text:span><text:span text:style-name="T31">safeguard </text:span><text:span text:style-name="T23">the security of </text:span><text:span text:style-name="T12">your health </text:span><text:span text:style-name="T23">information; </text:span><text:span text:style-name="T12"><text:s/>Give </text:span><text:span text:style-name="T23">you this </text:span><text:span text:style-name="T12">Notice </text:span><text:span text:style-name="T23">about our privacy </text:span><text:span text:style-name="T12">practices</text:span><text:span text:style-name="T33">, </text:span><text:span text:style-name="T12">ou</text:span><text:span text:style-name="T3">r l</text:span><text:span text:style-name="T23">egal </text:span><text:span text:style-name="T12">duties</text:span><text:span text:style-name="T31">, </text:span><text:span text:style-name="T23">and your</text:span><text:span text:style-name="T12"> rights concerning your health information; <text:s/>notify </text:span><text:span text:style-name="T23">you, along with all other affected </text:span><text:span text:style-name="T12">individuals</text:span><text:span text:style-name="T33">, </text:span><text:span text:style-name="T23">of a breach of </text:span><text:span text:style-name="T12">unsecured hea</text:span><text:span text:style-name="T3">l</text:span><text:span text:style-name="T12">th information</text:span><text:span text:style-name="T31">; </text:span><text:span text:style-name="T23">and</text:span><text:span text:style-name="T3"> </text:span><text:span text:style-name="T12">Follow the </text:span><text:span text:style-name="T23">privacy </text:span><text:span text:style-name="T12">practices </text:span><text:span text:style-name="T16">that </text:span><text:span text:style-name="T23">are </text:span><text:span text:style-name="T12">described in this Notice </text:span><text:span text:style-name="T23">while </text:span><text:span text:style-name="T18">it </text:span><text:span text:style-name="T12">is </text:span><text:span text:style-name="T23">In effect </text:span><text:span text:style-name="T3">Th</text:span><text:span text:style-name="T12">is Notice lakes effect August 30</text:span><text:span text:style-name="T31">, </text:span><text:span text:style-name="T12">2013</text:span><text:span text:style-name="T31">, </text:span><text:span text:style-name="T12">and will </text:span><text:span text:style-name="T3">r</text:span><text:span text:style-name="T23">emain </text:span><text:span text:style-name="T12">i</text:span><text:span text:style-name="T3">n </text:span><text:span text:style-name="T23">effect </text:span><text:span text:style-name="T12">unti</text:span><text:span text:style-name="T3">l </text:span><text:span text:style-name="T23">we </text:span><text:span text:style-name="T12">replace it. <text:s/>We </text:span><text:span text:style-name="T23">reserve </text:span><text:span text:style-name="T12">the right to change our privacy practices and the t</text:span><text:span text:style-name="T31">e</text:span><text:span text:style-name="T12">rms </text:span><text:span text:style-name="T23">of </text:span><text:span text:style-name="T12">this Notice at any time</text:span><text:span text:style-name="T31">, </text:span><text:span text:style-name="T12">provided </text:span><text:span text:style-name="T23">such changes are permitted </text:span><text:span text:style-name="T12">by </text:span><text:span text:style-name="T23">applicable </text:span><text:span text:style-name="T12">law</text:span><text:span text:style-name="T31">. <text:s/></text:span><text:span text:style-name="T12">We </text:span><text:span text:style-name="T23">reserve </text:span><text:span text:style-name="T12">the </text:span><text:span text:style-name="T23">right </text:span><text:span text:style-name="T25">to </text:span><text:span text:style-name="T12">make the </text:span><text:span text:style-name="T23">changes </text:span><text:span text:style-name="T12">in our privacy practices and the new terms </text:span><text:span text:style-name="T23">of our </text:span><text:span text:style-name="T12">Notice</text:span><text:span text:style-name="T23"> effective </text:span><text:span text:style-name="T12">for </text:span><text:span text:style-name="T23">all </text:span><text:span text:style-name="T12">health information </text:span><text:span text:style-name="T13">that</text:span><text:span text:style-name="T16"> </text:span><text:span text:style-name="T15">we </text:span><text:span text:style-name="T12">maintain, including health </text:span><text:span text:style-name="T23">information we created or </text:span><text:span text:style-name="T12">received before </text:span><text:span text:style-name="T23">we </text:span><text:span text:style-name="T12">made the changes</text:span><text:span text:style-name="T31">. </text:span><text:span text:style-name="T12">In the </text:span><text:span text:style-name="T23">event </text:span><text:span text:style-name="T25">we </text:span><text:span text:style-name="T12">make </text:span><text:span text:style-name="T23">a </text:span><text:span text:style-name="T12">material </text:span><text:span text:style-name="T23">change </text:span><text:span text:style-name="T12">in our </text:span><text:span text:style-name="T23">privacy </text:span><text:span text:style-name="T12">practice</text:span><text:span text:style-name="T31">s, </text:span><text:span text:style-name="T23">we will change </text:span><text:span text:style-name="T12">this Notice </text:span><text:span text:style-name="T23">and </text:span><text:span text:style-name="T12">provide</text:span><text:span text:style-name="T18"> </text:span><text:span text:style-name="T15">to </text:span><text:span text:style-name="T23">you at your next visit </text:span><text:span text:style-name="T12">or </text:span><text:span text:style-name="T23">it can be viewed in the store or </text:span><text:span text:style-name="T12">on our Web </text:span><text:span text:style-name="T23">site. <text:s/>You </text:span><text:span text:style-name="T12">may request </text:span><text:span text:style-name="T23">a copy of our </text:span><text:span text:style-name="T12">Notice </text:span><text:span text:style-name="T23">at </text:span><text:span text:style-name="T12">any time</text:span><text:span text:style-name="T31">. <text:s/></text:span><text:span text:style-name="T15">For </text:span><text:span text:style-name="T12">more </text:span><text:span text:style-name="T23">information about our </text:span><text:span text:style-name="T12">privacy practices, or for </text:span><text:span text:style-name="T23">additional </text:span><text:span text:style-name="T12">copies </text:span><text:span text:style-name="T23">of </text:span><text:span text:style-name="T12">this Notice</text:span><text:span text:style-name="T31">, </text:span><text:span text:style-name="T23">please contact </text:span><text:span text:style-name="T12">us using the information listed </text:span><text:span text:style-name="T23">at </text:span><text:span text:style-name="T12">the </text:span><text:span text:style-name="T23">end </text:span><text:span text:style-name="T12">of this Notice. </text:span></text:p>
      <text:p text:style-name="P4"/>
      <text:p text:style-name="P11"><text:span text:style-name="T34">Note</text:span><text:span text:style-name="T19">: </text:span><text:span text:style-name="T12">We will </text:span><text:span text:style-name="T3">r</text:span><text:span text:style-name="T12">eq</text:span><text:span text:style-name="T3">u</text:span><text:span text:style-name="T12">est that </text:span><text:span text:style-name="T23">you </text:span><text:span text:style-name="T31">s</text:span><text:span text:style-name="T12">ign </text:span><text:span text:style-name="T23">a</text:span><text:span text:style-name="T3">n </text:span><text:span text:style-name="T23">acknowledgement </text:span><text:span text:style-name="T12">of receiving of this Notice; however,</text:span><text:span text:style-name="T19"> your dec</text:span><text:span text:style-name="T5">i</text:span><text:span text:style-name="T26">sio</text:span><text:span text:style-name="T5">n </text:span><text:span text:style-name="T19">not </text:span><text:span text:style-name="T21">to </text:span><text:span text:style-name="T26">sig</text:span><text:span text:style-name="T5">n </text:span><text:span text:style-name="T19">the ac</text:span><text:span text:style-name="T5">kn</text:span><text:span text:style-name="T19">ow</text:span><text:span text:style-name="T5">l</text:span><text:span text:style-name="T19">edgement may affect you</text:span><text:span text:style-name="T5">r </text:span><text:span text:style-name="T26">ab</text:span><text:span text:style-name="T5">ili</text:span><text:span text:style-name="T19">ty to obtain treatme</text:span><text:span text:style-name="T5">n</text:span><text:span text:style-name="T19">t in our office. <text:s/></text:span><text:span text:style-name="T11">Our office has the right to refuse services </text:span><text:span text:style-name="T10">if you refuse to acknowledge receipt of this Notice</text:span><text:span text:style-name="T8">.</text:span></text:p>
      <text:p text:style-name="P12"/>
      <text:p text:style-name="P11"><text:span text:style-name="T5">USES AND DISCLOSURES OF HEALTH I</text:span><text:span text:style-name="T19">N</text:span><text:span text:style-name="T5">FOR</text:span><text:span text:style-name="T19">MA</text:span><text:span text:style-name="T5">TION</text:span><text:span text:style-name="T3">. </text:span><text:span text:style-name="T23">We </text:span><text:span text:style-name="T12">use </text:span><text:span text:style-name="T23">health </text:span><text:span text:style-name="T12">information </text:span><text:span text:style-name="T23">about you for </text:span><text:span text:style-name="T12">treatment, </text:span><text:span text:style-name="T15">to</text:span><text:span text:style-name="T23"> obtain </text:span><text:span text:style-name="T12">payment for treatment, for </text:span><text:span text:style-name="T23">administrative </text:span><text:span text:style-name="T12">purposes, </text:span><text:span text:style-name="T23">and </text:span><text:span text:style-name="T12">to </text:span><text:span text:style-name="T23">evaluate </text:span><text:span text:style-name="T12">the quality </text:span><text:span text:style-name="T23">of care and service </text:span><text:span text:style-name="T16">that </text:span><text:span text:style-name="T23">you </text:span><text:span text:style-name="T3">r</text:span><text:span text:style-name="T23">eceive. Your </text:span><text:span text:style-name="T12">health </text:span><text:span text:style-name="T23">information is contained in </text:span><text:span text:style-name="T12">a medica</text:span><text:span text:style-name="T3">l </text:span><text:span text:style-name="T23">or </text:span><text:span text:style-name="T12">optical dispensary record </text:span><text:span text:style-name="T16">that </text:span><text:span text:style-name="T23">is </text:span><text:span text:style-name="T12">the physica</text:span><text:span text:style-name="T3">l </text:span><text:span text:style-name="T12">property of </text:span><text:span text:style-name="T9">Drs Aaron Buthod and Glyn Pearson</text:span><text:span text:style-name="T31">. </text:span><text:span text:style-name="T12">Your </text:span><text:span text:style-name="T23">health information consists of any information</text:span><text:span text:style-name="T33">, </text:span><text:span text:style-name="T23">whether </text:span><text:span text:style-name="T12">in oral </text:span><text:span text:style-name="T23">or </text:span><text:span text:style-name="T12">recorded form</text:span><text:span text:style-name="T31">, </text:span><text:span text:style-name="T12">tha</text:span><text:span text:style-name="T3">t </text:span><text:span text:style-name="T12">is </text:span><text:span text:style-name="T23">created </text:span><text:span text:style-name="T12">or </text:span><text:span text:style-name="T23">received </text:span><text:span text:style-name="T12">by us </text:span><text:span text:style-name="T23">and individua</text:span><text:span text:style-name="T3">l</text:span><text:span text:style-name="T23">ly </text:span><text:span text:style-name="T12">identifies </text:span><text:span text:style-name="T23">you</text:span><text:span text:style-name="T33">, </text:span><text:span text:style-name="T23">and that relates </text:span><text:span text:style-name="T12">to </text:span><text:span text:style-name="T23">your </text:span><text:span text:style-name="T25">past </text:span><text:span text:style-name="T12">present </text:span><text:span text:style-name="T23">or </text:span><text:span text:style-name="T12">future </text:span><text:span text:style-name="T23">physical </text:span><text:span text:style-name="T12">or mental </text:span><text:span text:style-name="T23">health or condition; </text:span><text:span text:style-name="T12">the provision </text:span><text:span text:style-name="T23">of </text:span><text:span text:style-name="T12">health </text:span><text:span text:style-name="T23">care </text:span><text:span text:style-name="T12">to </text:span><text:span text:style-name="T23">you; or </text:span><text:span text:style-name="T12">the </text:span><text:span text:style-name="T25">past </text:span><text:span text:style-name="T12">present </text:span><text:span text:style-name="T28">or </text:span><text:span text:style-name="T12">future </text:span><text:span text:style-name="T23">payment </text:span><text:span text:style-name="T12">for the provis</text:span><text:span text:style-name="T31">i</text:span><text:span text:style-name="T12">on </text:span><text:span text:style-name="T23">of </text:span><text:span text:style-name="T12">health </text:span><text:span text:style-name="T23">care </text:span><text:span text:style-name="T15">to </text:span><text:span text:style-name="T12">you. <text:s/></text:span></text:p>
      <text:p text:style-name="P13"/>
      <text:p text:style-name="P11"><text:span text:style-name="T36">How We </text:span><text:span text:style-name="T35">May </text:span><text:span text:style-name="T36">U</text:span><text:span text:style-name="T35">se </text:span><text:span text:style-name="T36">or Discl</text:span><text:span text:style-name="T35">ose</text:span><text:span text:style-name="T12"> </text:span><text:span text:style-name="T3">Your health information - </text:span><text:span text:style-name="T19">FOR TREATMENT</text:span><text:span text:style-name="T12"> We may </text:span><text:span text:style-name="T3">u</text:span><text:span text:style-name="T23">se </text:span><text:span text:style-name="T12">or disc</text:span><text:span text:style-name="T3">l</text:span><text:span text:style-name="T23">ose </text:span><text:span text:style-name="T12">your </text:span><text:span text:style-name="T3">h</text:span><text:span text:style-name="T23">ea</text:span><text:span text:style-name="T3">l</text:span><text:span text:style-name="T12">th i</text:span><text:span text:style-name="T3">n</text:span><text:span text:style-name="T12">formation </text:span><text:span text:style-name="T3">t</text:span><text:span text:style-name="T12">o </text:span><text:span text:style-name="T23">an </text:span><text:span text:style-name="T12">optometrist, ophtha</text:span><text:span text:style-name="T3">l</text:span><text:span text:style-name="T12">mo</text:span><text:span text:style-name="T3">l</text:span><text:span text:style-name="T12">ogist, optic</text:span><text:span text:style-name="T3">i</text:span><text:span text:style-name="T12">an or othe</text:span><text:span text:style-name="T3">r </text:span><text:span text:style-name="T12">health </text:span><text:span text:style-name="T23">care </text:span><text:span text:style-name="T12">providers providing treatment to yo</text:span><text:span text:style-name="T3">u </text:span><text:span text:style-name="T12">for</text:span><text:span text:style-name="T3"> </text:span><text:span text:style-name="T12">the prov</text:span><text:span text:style-name="T3">i</text:span><text:span text:style-name="T23">sion, </text:span><text:span text:style-name="T12">coordination, or management </text:span><text:span text:style-name="T23">of </text:span><text:span text:style-name="T12">health </text:span><text:span text:style-name="T23">care </text:span><text:span text:style-name="T12">and related </text:span><text:span text:style-name="T23">services </text:span><text:span text:style-name="T12">by health </text:span><text:span text:style-name="T23">care </text:span><text:span text:style-name="T12">providers</text:span><text:span text:style-name="T31">; </text:span><text:span text:style-name="T23"><text:s/>consultation between </text:span><text:span text:style-name="T12">health </text:span><text:span text:style-name="T23">care providers relating </text:span><text:span text:style-name="T25">to </text:span><text:span text:style-name="T31">a </text:span><text:span text:style-name="T23">patient/customer</text:span><text:span text:style-name="T12"> th</text:span><text:span text:style-name="T31">e </text:span><text:span text:style-name="T23">referral of a patient </text:span><text:span text:style-name="T12">for health </text:span><text:span text:style-name="T23">care from one health care provider </text:span><text:span text:style-name="T12">to </text:span><text:span text:style-name="T23">another, or appointment and </text:span><text:span text:style-name="T12">refill </text:span><text:span text:style-name="T23">reminders</text:span><text:span text:style-name="T33">, </text:span><text:span text:style-name="T23">and recall </text:span><text:span text:style-name="T3">i</text:span><text:span text:style-name="T12">nformation</text:span><text:span text:style-name="T31">. <text:s/></text:span><text:span text:style-name="T5">FOR PAY</text:span><text:span text:style-name="T19">M</text:span><text:span text:style-name="T5">ENT</text:span><text:span text:style-name="T3"> </text:span><text:span text:style-name="T12">We may use </text:span><text:span text:style-name="T23">and</text:span><text:span text:style-name="T12"> disclose </text:span><text:span text:style-name="T23">your </text:span><text:span text:style-name="T3">h</text:span><text:span text:style-name="T23">ealth information </text:span><text:span text:style-name="T15">to </text:span><text:span text:style-name="T12">others for purposes </text:span><text:span text:style-name="T23">of </text:span><text:span text:style-name="T12">processing </text:span><text:span text:style-name="T23">and receiving payment </text:span><text:span text:style-name="T12">for treatment </text:span><text:span text:style-name="T23">and </text:span><text:span text:style-name="T31">serv</text:span><text:span text:style-name="T12">ices </text:span><text:span text:style-name="T23">provided </text:span><text:span text:style-name="T12">to </text:span><text:span text:style-name="T23">you. </text:span><text:span text:style-name="T12">This may include</text:span><text:span text:style-name="T31">:</text:span><text:span text:style-name="T12"> billing </text:span><text:span text:style-name="T23">and collection activities and </text:span><text:span text:style-name="T3">r</text:span><text:span text:style-name="T23">elated data </text:span><text:span text:style-name="T12">processing</text:span><text:span text:style-name="T31">; </text:span><text:span text:style-name="T23">actions </text:span><text:span text:style-name="T12">by a hea</text:span><text:span text:style-name="T3">l</text:span><text:span text:style-name="T12">th plan </text:span><text:span text:style-name="T23">or </text:span><text:span text:style-name="T12">i</text:span><text:span text:style-name="T3">n</text:span><text:span text:style-name="T23">su</text:span><text:span text:style-name="T3">r</text:span><text:span text:style-name="T23">er </text:span><text:span text:style-name="T12">to de</text:span><text:span text:style-name="T3">t</text:span><text:span text:style-name="T23">ermine </text:span><text:span text:style-name="T12">or fulfill its responsibilities for coverage </text:span><text:span text:style-name="T23">and </text:span><text:span text:style-name="T12">provision </text:span><text:span text:style-name="T23">of</text:span><text:span text:style-name="T12"> benefits under hea</text:span><text:span text:style-name="T3">l</text:span><text:span text:style-name="T12">th plan </text:span><text:span text:style-name="T23">or </text:span><text:span text:style-name="T3">i</text:span><text:span text:style-name="T12">nsurance </text:span><text:span text:style-name="T23">agreement, </text:span><text:span text:style-name="T12">determinations of </text:span><text:span text:style-name="T23">eligibility </text:span><text:span text:style-name="T12">or </text:span><text:span text:style-name="T23">coverage, adjudicatio</text:span><text:span text:style-name="T3">n </text:span><text:span text:style-name="T23">or subrogation </text:span><text:span text:style-name="T12">of health benefit c</text:span><text:span text:style-name="T3">l</text:span><text:span text:style-name="T23">aims; </text:span><text:span text:style-name="T12">medica</text:span><text:span text:style-name="T3">l</text:span><text:span text:style-name="T12"> necessity and appropriate</text:span><text:span text:style-name="T3">n</text:span><text:span text:style-name="T23">ess of care </text:span><text:span text:style-name="T12">reviews</text:span><text:span text:style-name="T31">, </text:span><text:span text:style-name="T12">utilization </text:span><text:span text:style-name="T23">review activities; and</text:span><text:span text:style-name="T12"> disclosure </text:span><text:span text:style-name="T25">to </text:span><text:span text:style-name="T23">consumer </text:span><text:span text:style-name="T12">reporting </text:span><text:span text:style-name="T23">agencies of information relating </text:span><text:span text:style-name="T25">to </text:span><text:span text:style-name="T23">collection </text:span><text:span text:style-name="T12">of </text:span><text:span text:style-name="T23">payments. </text:span></text:p>
      <text:p text:style-name="P11"><text:span text:style-name="T23"><text:s/></text:span><text:span text:style-name="T5">FOR HEALTH CARE OPERATIO</text:span><text:span text:style-name="T19">N</text:span><text:span text:style-name="T5">S</text:span><text:span text:style-name="T3"> </text:span><text:span text:style-name="T23">We </text:span><text:span text:style-name="T12">may </text:span><text:span text:style-name="T23">use and</text:span><text:span text:style-name="T12"> disclose </text:span><text:span text:style-name="T23">health </text:span><text:span text:style-name="T12">information </text:span><text:span text:style-name="T25">about </text:span><text:span text:style-name="T23">you </text:span><text:span text:style-name="T12">for health </text:span><text:span text:style-name="T23">care </text:span><text:span text:style-name="T12">operationa</text:span><text:span text:style-name="T3">l </text:span><text:span text:style-name="T12">purposes</text:span><text:span text:style-name="T31">. </text:span><text:span text:style-name="T15">For </text:span><text:span text:style-name="T12">example</text:span><text:span text:style-name="T33">, </text:span><text:span text:style-name="T12">your health information may </text:span><text:span text:style-name="T23">be</text:span><text:span text:style-name="T12"> disclosed to</text:span><text:span text:style-name="T31">: </text:span><text:span text:style-name="T23">evaluate </text:span><text:span text:style-name="T12">the performance of our </text:span><text:span text:style-name="T23">associates; assess </text:span><text:span text:style-name="T12">the quality of </text:span><text:span text:style-name="T23">service, </text:span><text:span text:style-name="T12">produc</text:span><text:span text:style-name="T3">t </text:span><text:span text:style-name="T23">and </text:span><text:span text:style-name="T12">care in your case </text:span><text:span text:style-name="T23">and similar cases;</text:span><text:span text:style-name="T14"> </text:span><text:span text:style-name="T4">l</text:span><text:span text:style-name="T14">ea</text:span><text:span text:style-name="T4">rn </text:span><text:span text:style-name="T14">how to </text:span><text:span text:style-name="T4">i</text:span><text:span text:style-name="T14">mp</text:span><text:span text:style-name="T4">r</text:span><text:span text:style-name="T14">ove o</text:span><text:span text:style-name="T4">u</text:span><text:span text:style-name="T14">r </text:span><text:span text:style-name="T4">f</text:span><text:span text:style-name="T24">acilities and services</text:span><text:span text:style-name="T27">; </text:span><text:span text:style-name="T23">conduct </text:span><text:span text:style-name="T12">training p</text:span><text:span text:style-name="T3">r</text:span><text:span text:style-name="T12">ograms or credentialing </text:span><text:span text:style-name="T23">activities; </text:span><text:span text:style-name="T14">facilitate </text:span><text:span text:style-name="T24">compliance </text:span><text:span text:style-name="T14">functions, </text:span><text:span text:style-name="T24">auditing and</text:span><text:span text:style-name="T27"> </text:span><text:span text:style-name="T3">l</text:span><text:span text:style-name="T23">egal services;</text:span><text:span text:style-name="T12"> determine how </text:span><text:span text:style-name="T25">to </text:span><text:span text:style-name="T23">continually </text:span><text:span text:style-name="T12">improve the quality </text:span><text:span text:style-name="T23">and effectiveness of</text:span><text:span text:style-name="T12"> the products</text:span><text:span text:style-name="T31">, </text:span><text:span text:style-name="T23">service </text:span><text:span text:style-name="T12">and </text:span><text:span text:style-name="T23">care we </text:span><text:span text:style-name="T12">provide</text:span><text:span text:style-name="T31">, </text:span><text:span text:style-name="T23">Including customer satisfaction surveys and</text:span><text:span text:style-name="T12"> data ana</text:span><text:span text:style-name="T3">l</text:span><text:span text:style-name="T23">yses;</text:span><text:span text:style-name="T12"> properly manage our </text:span><text:span text:style-name="T23">business, </text:span><text:span text:style-name="T12">including </text:span><text:span text:style-name="T23">acquisitions, </text:span><text:span text:style-name="T12">mergers and </text:span><text:span text:style-name="T23">conso</text:span><text:span text:style-name="T3">l</text:span><text:span text:style-name="T23">idations; </text:span><text:span text:style-name="T12">and </text:span><text:span text:style-name="T23">communicate with </text:span><text:span text:style-name="T12">you</text:span><text:span text:style-name="T23"> concerning (a) a </text:span><text:span text:style-name="T3">h</text:span><text:span text:style-name="T23">ealth· </text:span><text:span text:style-name="T12">related </text:span><text:span text:style-name="T23">product or service </text:span><text:span text:style-name="T12">that is provided by </text:span><text:span text:style-name="T23">us</text:span><text:span text:style-name="T33">, </text:span><text:span text:style-name="T23">(b) your </text:span><text:span text:style-name="T12">treatment </text:span><text:span text:style-name="T23">or (c) case </text:span><text:span text:style-name="T12">management</text:span><text:span text:style-name="T33">, </text:span><text:span text:style-name="T23">care coordination or </text:span><text:span text:style-name="T15">to </text:span><text:span text:style-name="T12">recommend </text:span><text:span text:style-name="T23">alternative </text:span><text:span text:style-name="T12">treatments, therapies</text:span><text:span text:style-name="T31">, </text:span><text:span text:style-name="T12">providers </text:span><text:span text:style-name="T23">or settings </text:span><text:span text:style-name="T12">for </text:span><text:span text:style-name="T23">care </text:span><text:span text:style-name="T12">to the </text:span><text:span text:style-name="T23">extent such activities </text:span><text:span text:style-name="T12">are not </text:span><text:span text:style-name="T23">within your </text:span><text:span text:style-name="T12">current treatment. <text:s/>However, if </text:span><text:span text:style-name="T25">we </text:span><text:span text:style-name="T12">receive compensation for making a communication concerning another </text:span><text:span text:style-name="T23">entity's</text:span><text:span text:style-name="T12"> products or </text:span><text:span text:style-name="T23">services (other </text:span><text:span text:style-name="T12">than payment for treat</text:span><text:span text:style-name="T3">m</text:span><text:span text:style-name="T12">e</text:span><text:span text:style-name="T3">n</text:span><text:span text:style-name="T12">t)</text:span><text:span text:style-name="T31">, </text:span><text:span text:style-name="T12">the </text:span><text:span text:style-name="T23">communication </text:span><text:span text:style-name="T12">is </text:span><text:span text:style-name="T31">"</text:span><text:span text:style-name="T12">marketi</text:span><text:span text:style-name="T3">n</text:span><text:span text:style-name="T12">g</text:span><text:span text:style-name="T31">" </text:span><text:span text:style-name="T23">an</text:span><text:span text:style-name="T3">d </text:span><text:span text:style-name="T23">will </text:span><text:span text:style-name="T12">require </text:span><text:span text:style-name="T16">that </text:span><text:span text:style-name="T23">we</text:span><text:span text:style-name="T12"> obtain </text:span><text:span text:style-name="T23">you</text:span><text:span text:style-name="T3">r </text:span><text:span text:style-name="T12">prio</text:span><text:span text:style-name="T3">r </text:span><text:span text:style-name="T23">written authorizatio</text:span><text:span text:style-name="T3">n </text:span><text:span text:style-name="T23">as </text:span><text:span text:style-name="T12">described in the Marketing </text:span><text:span text:style-name="T23">section, </text:span><text:span text:style-name="T12">below. <text:s/></text:span></text:p>
      <text:p text:style-name="P11"><text:span text:style-name="T5">APPOI</text:span><text:span text:style-name="T19">NTM</text:span><text:span text:style-name="T5">ENTS</text:span><text:span text:style-name="T19">, </text:span><text:span text:style-name="T5">TREA</text:span><text:span text:style-name="T19">TM</text:span><text:span text:style-name="T5">ENT AND QUALITY ASSU</text:span><text:span text:style-name="T19">RAN</text:span><text:span text:style-name="T5">CE</text:span><text:span text:style-name="T3"> </text:span><text:span text:style-name="T12">We may </text:span><text:span text:style-name="T23">use your </text:span><text:span text:style-name="T12">information to provide </text:span><text:span text:style-name="T23">appointment and </text:span><text:span text:style-name="T12">refill reminders </text:span><text:span text:style-name="T23">or recall notices (such as voice mail </text:span><text:span text:style-name="T12">m</text:span><text:span text:style-name="T31">essages, texts, </text:span><text:span text:style-name="T23">postcards, emails, or </text:span><text:span text:style-name="T12">letters) </text:span><text:span text:style-name="T23">or information about treatment alternatives or other health-related benefits</text:span><text:span text:style-name="T12">, </text:span><text:span text:style-name="T23">products </text:span><text:span text:style-name="T12">and </text:span><text:span text:style-name="T23">services </text:span><text:span text:style-name="T16">that </text:span><text:span text:style-name="T12">may </text:span><text:span text:style-name="T23">be </text:span><text:span text:style-name="T12">of </text:span><text:span text:style-name="T23">interest </text:span><text:span text:style-name="T12">to </text:span><text:span text:style-name="T23">you. </text:span><text:span text:style-name="T12">We may </text:span><text:span text:style-name="T23">also contact </text:span><text:span text:style-name="T12">you to conduct </text:span><text:span text:style-name="T23">our </text:span><text:span text:style-name="T12">own </text:span><text:span text:style-name="T23">surveys about </text:span><text:span text:style-name="T12">the quality of the products </text:span><text:span text:style-name="T23">and </text:span><text:span text:style-name="T24">services we provide.</text:span><text:span text:style-name="T27"> </text:span></text:p>
      <text:p text:style-name="P11"><text:span text:style-name="T5">TO YOU</text:span><text:span text:style-name="T19">, </text:span><text:span text:style-name="T5">YOUR FA</text:span><text:span text:style-name="T19">M</text:span><text:span text:style-name="T5">ILY AND FRIENDS</text:span><text:span text:style-name="T3"> </text:span><text:span text:style-name="T12">We must</text:span><text:span text:style-name="T23"> disclose </text:span><text:span text:style-name="T12">your hea</text:span><text:span text:style-name="T3">l</text:span><text:span text:style-name="T12">th information to </text:span><text:span text:style-name="T23">you</text:span><text:span text:style-name="T33">, </text:span><text:span text:style-name="T23">as </text:span><text:span text:style-name="T12">described </text:span><text:span text:style-name="T23">in the </text:span><text:span text:style-name="T12">Your Health Information rights </text:span><text:span text:style-name="T23">section </text:span><text:span text:style-name="T12">of this Notice</text:span><text:span text:style-name="T33">. </text:span><text:span text:style-name="T23">We </text:span><text:span text:style-name="T12">may</text:span><text:span text:style-name="T23"> disclose your </text:span><text:span text:style-name="T12">health </text:span><text:span text:style-name="T31">i</text:span><text:span text:style-name="T12">nformation </text:span><text:span text:style-name="T23">to </text:span><text:span text:style-name="T12">a family member</text:span><text:span text:style-name="T31">, </text:span><text:span text:style-name="T23">friend </text:span><text:span text:style-name="T12">or other </text:span><text:span text:style-name="T23">person </text:span><text:span text:style-name="T15">to </text:span><text:span text:style-name="T23">the extent </text:span><text:span text:style-name="T12">necessary </text:span><text:span text:style-name="T25">to </text:span><text:span text:style-name="T12">help </text:span><text:span text:style-name="T23">with your health care </text:span><text:span text:style-name="T12">or </text:span><text:span text:style-name="T23">with </text:span><text:span text:style-name="T12">payment for </text:span><text:span text:style-name="T23">your </text:span><text:span text:style-name="T12">health </text:span><text:span text:style-name="T23">care</text:span><text:span text:style-name="T33">, </text:span><text:span text:style-name="T12">but only</text:span><text:span text:style-name="T30"> </text:span><text:span text:style-name="T23">you </text:span><text:span text:style-name="T12">agree </text:span><text:span text:style-name="T16">that </text:span><text:span text:style-name="T23">we </text:span><text:span text:style-name="T12">may do </text:span><text:span text:style-name="T23">so or, you </text:span><text:span text:style-name="T12">are not </text:span><text:span text:style-name="T23">able </text:span><text:span text:style-name="T15">to </text:span><text:span text:style-name="T12">agree</text:span><text:span text:style-name="T31">,</text:span><text:span text:style-name="T18"> it is </text:span><text:span text:style-name="T12">necessary </text:span><text:span text:style-name="T23">in </text:span><text:span text:style-name="T12">our professiona</text:span><text:span text:style-name="T3">l </text:span><text:span text:style-name="T12">judgment. <text:s/></text:span></text:p>
      <text:p text:style-name="P11"><text:span text:style-name="T5">PERSONS INVOLVED IN CARE</text:span><text:span text:style-name="T3"> </text:span><text:span text:style-name="T12">We may use o</text:span><text:span text:style-name="T3">r </text:span><text:span text:style-name="T12">disclose health information </text:span><text:span text:style-name="T3">t</text:span><text:span text:style-name="T23">o </text:span><text:span text:style-name="T12">notify</text:span><text:span text:style-name="T31">, </text:span><text:span text:style-name="T12">or </text:span><text:span text:style-name="T23">assist </text:span><text:span text:style-name="T3">in </text:span><text:span text:style-name="T12">the notification of (</text:span><text:span text:style-name="T3">including identifying </text:span><text:span text:style-name="T12">or locating) a family membe</text:span><text:span text:style-name="T3">r</text:span><text:span text:style-name="T31">, </text:span><text:span text:style-name="T12">your </text:span><text:span text:style-name="T27">persona</text:span><text:span text:style-name="T6">l </text:span><text:span text:style-name="T20">representative or </text:span><text:span text:style-name="T27">another person responsible </text:span><text:span text:style-name="T12">for </text:span><text:span text:style-name="T23">yo</text:span><text:span text:style-name="T3">u</text:span><text:span text:style-name="T12">r </text:span><text:span text:style-name="T23">care, </text:span><text:span text:style-name="T12">of </text:span><text:span text:style-name="T23">your </text:span><text:span text:style-name="T3">l</text:span><text:span text:style-name="T23">ocation </text:span><text:span text:style-name="T12">or your </text:span><text:span text:style-name="T23">general </text:span><text:span text:style-name="T12">condition</text:span><text:span text:style-name="T33">. </text:span><text:span text:style-name="T23">If </text:span><text:span text:style-name="T24">you are </text:span><text:span text:style-name="T14">present</text:span><text:span text:style-name="T32">, </text:span><text:span text:style-name="T24">then </text:span><text:span text:style-name="T14">prior to use </text:span><text:span text:style-name="T24">or </text:span><text:span text:style-name="T14">disclosure of </text:span><text:span text:style-name="T24">your </text:span><text:span text:style-name="T23">health </text:span><text:span text:style-name="T12">information</text:span><text:span text:style-name="T31">, </text:span><text:span text:style-name="T23">we will </text:span><text:span text:style-name="T12">provide </text:span><text:span text:style-name="T23">you with </text:span><text:span text:style-name="T12">an </text:span><text:span text:style-name="T23">opportunity to </text:span><text:span text:style-name="T12">object </text:span><text:span text:style-name="T15">to </text:span><text:span text:style-name="T23">such </text:span><text:span text:style-name="T12">uses </text:span><text:span text:style-name="T23">or </text:span><text:span text:style-name="T12">disclosures</text:span><text:span text:style-name="T31">. </text:span><text:span text:style-name="T12">In the </text:span><text:span text:style-name="T23">event </text:span><text:span text:style-name="T12">of you</text:span><text:span text:style-name="T3">r </text:span><text:span text:style-name="T23">incapacity </text:span><text:span text:style-name="T12">or </text:span><text:span text:style-name="T23">emergency circumstances, we will </text:span><text:span text:style-name="T12">disclose health information </text:span><text:span text:style-name="T23">base</text:span><text:span text:style-name="T3">d </text:span><text:span text:style-name="T12">on a determination using our professional judgment disclosing </text:span><text:span text:style-name="T23">on</text:span><text:span text:style-name="T3">l</text:span><text:span text:style-name="T23">y health </text:span><text:span text:style-name="T12">information that is directly relevant to the </text:span><text:span text:style-name="T23">person's involvement in your health care. We will </text:span><text:span text:style-name="T31">also </text:span><text:span text:style-name="T12">use our profess</text:span><text:span text:style-name="T31">ional </text:span><text:span text:style-name="T12">judgment </text:span><text:span text:style-name="T23">and our experience with common practice </text:span><text:span text:style-name="T12">to make reasonable </text:span><text:span text:style-name="T23">inferences </text:span><text:span text:style-name="T25">in </text:span><text:span text:style-name="T23">your best interest in allowing a person </text:span><text:span text:style-name="T15">to </text:span><text:span text:style-name="T12">pick up </text:span><text:span text:style-name="T23">filled </text:span><text:span text:style-name="T12">prescriptions</text:span><text:span text:style-name="T31">, </text:span><text:span text:style-name="T12">medical </text:span><text:span text:style-name="T23">supplies, </text:span><text:span text:style-name="T12">photos</text:span><text:span text:style-name="T31">, </text:span><text:span text:style-name="T17">or </text:span><text:span text:style-name="T12">other </text:span><text:span text:style-name="T23">similar </text:span><text:span text:style-name="T12">forms of hea</text:span><text:span text:style-name="T3">l</text:span><text:span text:style-name="T12">th informatio</text:span><text:span text:style-name="T3">n</text:span><text:span text:style-name="T31">. <text:s/></text:span><text:span text:style-name="T5">REQUIRED BY LAW</text:span><text:span text:style-name="T3"> </text:span><text:span text:style-name="T12">We may use and disclose i</text:span><text:span text:style-name="T3">n</text:span><text:span text:style-name="T12">formation</text:span><text:span text:style-name="T23"> about </text:span><text:span text:style-name="T12">you </text:span><text:span text:style-name="T23">as</text:span><text:span text:style-name="T12"> permitted </text:span><text:span text:style-name="T23">or </text:span><text:span text:style-name="T3">r</text:span><text:span text:style-name="T12">equ</text:span><text:span text:style-name="T3">i</text:span><text:span text:style-name="T12">red by </text:span><text:span text:style-name="T23">applicable </text:span><text:span text:style-name="T3">l</text:span><text:span text:style-name="T12">aw. For </text:span><text:span text:style-name="T23">example, </text:span><text:span text:style-name="T12">we may disclose information for the following p</text:span><text:span text:style-name="T3">u</text:span><text:span text:style-name="T12">rposes: for j</text:span><text:span text:style-name="T3">u</text:span><text:span text:style-name="T12">dicial </text:span><text:span text:style-name="T23">and administrative </text:span><text:span text:style-name="T12">proceedings pursuant </text:span><text:span text:style-name="T15">to </text:span><text:span text:style-name="T23">court </text:span><text:span text:style-name="T12">order </text:span><text:span text:style-name="T23">or specific legal </text:span><text:span text:style-name="T12">authority</text:span><text:span text:style-name="T31">;</text:span><text:span text:style-name="T12"> pursuant </text:span><text:span text:style-name="T25">to </text:span><text:span text:style-name="T23">a standpoint custody </text:span><text:span text:style-name="T12">and child </text:span><text:span text:style-name="T23">care or support arrangement authorized </text:span><text:span text:style-name="T12">by law </text:span><text:span text:style-name="T23">or court order, </text:span><text:span text:style-name="T25">to </text:span><text:span text:style-name="T12">report information </text:span><text:span text:style-name="T23">related </text:span><text:span text:style-name="T25">to </text:span><text:span text:style-name="T23">victims of abuse</text:span><text:span text:style-name="T33">, </text:span><text:span text:style-name="T23">neglect or domestic </text:span><text:span text:style-name="T12">violence; </text:span><text:span text:style-name="T23">to assist law enforcement officials </text:span><text:span text:style-name="T12">in their law </text:span><text:span text:style-name="T23">enforcement </text:span><text:span text:style-name="T12">duties</text:span><text:span text:style-name="T31">; </text:span><text:span text:style-name="T23">or </text:span><text:span text:style-name="T12">to assist public hea</text:span><text:span text:style-name="T3">l</text:span><text:span text:style-name="T12">th, </text:span><text:span text:style-name="T23">safety </text:span><text:span text:style-name="T12">o</text:span><text:span text:style-name="T3">r l</text:span><text:span text:style-name="T12">aw </text:span><text:span text:style-name="T23">enforcement officials avert a serious threat </text:span><text:span text:style-name="T12">to the health </text:span><text:span text:style-name="T23">or safety of </text:span><text:span text:style-name="T12">you </text:span><text:span text:style-name="T23">or any </text:span><text:span text:style-name="T12">other </text:span><text:span text:style-name="T23">person. <text:s/></text:span><text:span text:style-name="T5">PERSONAL REPRES</text:span><text:span text:style-name="T19">ENT</text:span><text:span text:style-name="T5">ATIVES</text:span><text:span text:style-name="T19">; </text:span><text:span text:style-name="T5">DECEDENTS</text:span><text:span text:style-name="T3"> </text:span><text:span text:style-name="T12">We m</text:span><text:span text:style-name="T31">ay</text:span><text:span text:style-name="T12"> disclose </text:span><text:span text:style-name="T23">your </text:span><text:span text:style-name="T12">health information </text:span><text:span text:style-name="T15">to </text:span><text:span text:style-name="T12">your personal representatives </text:span><text:span text:style-name="T23">authorized </text:span><text:span text:style-name="T12">under </text:span><text:span text:style-name="T23">applicable </text:span><text:span text:style-name="T3">l</text:span><text:span text:style-name="T12">aw, such </text:span><text:span text:style-name="T31">as </text:span><text:span text:style-name="T23">a </text:span><text:span text:style-name="T12">guardian</text:span><text:span text:style-name="T33">, </text:span><text:span text:style-name="T23">power o</text:span><text:span text:style-name="T3">f</text:span><text:span text:style-name="T12"> attorney </text:span><text:span text:style-name="T3">f</text:span><text:span text:style-name="T23">or </text:span><text:span text:style-name="T12">health care</text:span><text:span text:style-name="T31">, </text:span><text:span text:style-name="T12">or </text:span><text:span text:style-name="T23">court appointed administrator. </text:span><text:span text:style-name="T12">Your </text:span><text:span text:style-name="T23">health </text:span><text:span text:style-name="T3">I</text:span><text:span text:style-name="T12">nformation may </text:span><text:span text:style-name="T23">also </text:span><text:span text:style-name="T12">be disclosed </text:span><text:span text:style-name="T15">to </text:span><text:span text:style-name="T23">executors </text:span><text:span text:style-name="T12">legally </text:span><text:span text:style-name="T23">authorized </text:span><text:span text:style-name="T12">family members</text:span><text:span text:style-name="T31">, </text:span><text:span text:style-name="T12">funeral directors o</text:span><text:span text:style-name="T3">r </text:span><text:span text:style-name="T23">coroners </text:span><text:span text:style-name="T12">to </text:span><text:span text:style-name="T23">enable</text:span><text:span text:style-name="T12"> them to </text:span><text:span text:style-name="T23">carry </text:span><text:span text:style-name="T12">out their lawful duties upon your death</text:span><text:span text:style-name="T31">. <text:s/></text:span><text:span text:style-name="T5">ORGAN TISSU</text:span><text:span text:style-name="T19">E </text:span><text:span text:style-name="T5">DO</text:span><text:span text:style-name="T19">NA</text:span><text:span text:style-name="T5">TION</text:span><text:span text:style-name="T3"> </text:span><text:span text:style-name="T23">Your </text:span><text:span text:style-name="T12">health information </text:span><text:span text:style-name="T23">may be </text:span><text:span text:style-name="T12">used or disclosed </text:span><text:span text:style-name="T25">for </text:span><text:span text:style-name="T23">cadaveric organ, eye </text:span><text:span text:style-name="T12">or tissue </text:span><text:span text:style-name="T23">donation </text:span><text:span text:style-name="T12">purposes</text:span><text:span text:style-name="T31">, </text:span><text:span text:style-name="T12">provided </text:span><text:span text:style-name="T25">we </text:span><text:span text:style-name="T12">follow applicable </text:span><text:span text:style-name="T23">laws</text:span><text:span text:style-name="T33">. </text:span><text:span text:style-name="T5">RESEAR</text:span><text:span text:style-name="T19">C</text:span><text:span text:style-name="T5">H</text:span><text:span text:style-name="T3"> </text:span><text:span text:style-name="T23">We may </text:span><text:span text:style-name="T12">use </text:span><text:span text:style-name="T23">your </text:span><text:span text:style-name="T12">health </text:span><text:span text:style-name="T23">information for research </text:span><text:span text:style-name="T12">purposes </text:span><text:span text:style-name="T23">when an institutional </text:span><text:soft-page-break/><text:span text:style-name="T12">review </text:span><text:span text:style-name="T23">board or </text:span><text:span text:style-name="T12">privacy </text:span><text:span text:style-name="T23">board </text:span><text:span text:style-name="T29">that </text:span><text:span text:style-name="T12">has </text:span><text:span text:style-name="T23">reviewed </text:span><text:span text:style-name="T12">the research proposal and established protocols to ensure the privacy </text:span><text:span text:style-name="T23">of your </text:span><text:span text:style-name="T12">health information has </text:span><text:span text:style-name="T23">approved </text:span><text:span text:style-name="T12">the researc</text:span><text:span text:style-name="T3">h</text:span><text:span text:style-name="T23">. </text:span><text:span text:style-name="T5">GOVERN</text:span><text:span text:style-name="T19">M</text:span><text:span text:style-name="T5">ENT FUNCTIONS</text:span><text:span text:style-name="T3"> </text:span><text:span text:style-name="T23">Specialized </text:span><text:span text:style-name="T12">government functions suc</text:span><text:span text:style-name="T3">h </text:span><text:span text:style-name="T23">as </text:span><text:span text:style-name="T12">pro</text:span><text:span text:style-name="T3">t</text:span><text:span text:style-name="T12">ection o</text:span><text:span text:style-name="T3">f pu</text:span><text:span text:style-name="T12">blic officia</text:span><text:span text:style-name="T3">l</text:span><text:span text:style-name="T23">s </text:span><text:span text:style-name="T12">or </text:span><text:span text:style-name="T3">r</text:span><text:span text:style-name="T23">eporting </text:span><text:span text:style-name="T12">to </text:span><text:span text:style-name="T23">various </text:span><text:span text:style-name="T12">branches of the armed services </text:span><text:span text:style-name="T16">that </text:span><text:span text:style-name="T12">may requi</text:span><text:span text:style-name="T3">r</text:span><text:span text:style-name="T23">e </text:span><text:span text:style-name="T12">use </text:span><text:span text:style-name="T23">or </text:span><text:span text:style-name="T12">disc</text:span><text:span text:style-name="T3">l</text:span><text:span text:style-name="T12">osure of yo</text:span><text:span text:style-name="T3">ur </text:span><text:span text:style-name="T12">heal</text:span><text:span text:style-name="T3">t</text:span><text:span text:style-name="T12">h information. <text:s text:c="2"/></text:span><text:span text:style-name="T41">MANAGEMENT AND ADMINISTRATION</text:span><text:span text:style-name="T38"> </text:span><text:span text:style-name="T46">We </text:span><text:span text:style-name="T38">may disclose </text:span><text:span text:style-name="T46">your</text:span><text:span text:style-name="T38"> health information </text:span><text:span text:style-name="T46">when </text:span><text:span text:style-name="T38">necessary </text:span><text:span text:style-name="T46">for</text:span><text:span text:style-name="T38"> the proper management </text:span><text:span text:style-name="T46">and administration of our </text:span><text:span text:style-name="T38">business </text:span><text:span text:style-name="T46">and for fulfilling </text:span><text:span text:style-name="T38">our legal responsibilities</text:span><text:span text:style-name="T51">, </text:span><text:span text:style-name="T55">in</text:span><text:span text:style-name="T46">cluding </text:span><text:span text:style-name="T38">disclosures </text:span><text:span text:style-name="T46">to certain advisors </text:span><text:span text:style-name="T38">and </text:span><text:span text:style-name="T46">consu</text:span><text:span text:style-name="T55">l</text:span><text:span text:style-name="T46">tants when </text:span><text:span text:style-name="T38">necessary</text:span><text:span text:style-name="T51">, </text:span><text:span text:style-name="T46">subject </text:span><text:span text:style-name="T38">to </text:span><text:span text:style-name="T46">applicable confide</text:span><text:span text:style-name="T55">nti</text:span><text:span text:style-name="T46">ality and business associate agreement </text:span><text:span text:style-name="T38">requirements.</text:span></text:p>
      <text:p text:style-name="P11"><text:span text:style-name="T41">WORKER </text:span><text:span text:style-name="T57">COMPENSATION</text:span><text:span text:style-name="T55"> </text:span><text:span text:style-name="T38">Your health information may </text:span><text:span text:style-name="T46">be </text:span><text:span text:style-name="T38">used or disclosed in order to </text:span><text:span text:style-name="T46">comply with </text:span><text:span text:style-name="T38">laws and regulations related to </text:span><text:span text:style-name="T46">Worker </text:span><text:span text:style-name="T38">Compensation</text:span><text:span text:style-name="T51">. <text:s/></text:span></text:p>
      <text:p text:style-name="P11"><text:span text:style-name="T41">MARKETING </text:span><text:span text:style-name="T57">PRODUCTS OR SERVICES</text:span><text:span text:style-name="T55"> </text:span><text:span text:style-name="T60">"</text:span><text:span text:style-name="T46">Marketing" </text:span><text:span text:style-name="T38">means to make </text:span><text:span text:style-name="T46">a communication </text:span><text:span text:style-name="T38">to </text:span><text:span text:style-name="T46">yo</text:span><text:span text:style-name="T55">u</text:span><text:span text:style-name="T46"> that encourages you </text:span><text:span text:style-name="T38">to purchase or use </text:span><text:span text:style-name="T46">a </text:span><text:span text:style-name="T38">product </text:span><text:span text:style-name="T46">or service. <text:s/>We will not </text:span><text:span text:style-name="T51">use or </text:span><text:span text:style-name="T46">disclose your health </text:span><text:span text:style-name="T38">information </text:span><text:span text:style-name="T46">for </text:span><text:span text:style-name="T38">marketing </text:span><text:span text:style-name="T46">communications without your </text:span><text:span text:style-name="T38">prior </text:span><text:span text:style-name="T46">written authorization. </text:span><text:span text:style-name="T38">However, </text:span><text:span text:style-name="T46">we </text:span><text:span text:style-name="T38">may </text:span><text:span text:style-name="T46">conduct </text:span><text:span text:style-name="T38">face to </text:span><text:span text:style-name="T46">face communications between you and us, and we may offer a </text:span><text:span text:style-name="T38">promotional </text:span><text:span text:style-name="T51">g</text:span><text:span text:style-name="T38">ift </text:span><text:span text:style-name="T46">of </text:span><text:span text:style-name="T38">nominal </text:span><text:span text:style-name="T46">value, without </text:span><text:span text:style-name="T51">s</text:span><text:span text:style-name="T38">u</text:span><text:span text:style-name="T51">c</text:span><text:span text:style-name="T38">h </text:span><text:span text:style-name="T46">authorization. <text:s/></text:span><text:span text:style-name="T38">We </text:span><text:span text:style-name="T46">are </text:span><text:span text:style-name="T38">also </text:span><text:span text:style-name="T46">permitted </text:span><text:span text:style-name="T38">to communicate </text:span><text:span text:style-name="T46">with you regarding health</text:span><text:span text:style-name="T38"> products or </text:span><text:span text:style-name="T46">services (including information about entities </text:span><text:span text:style-name="T38">participating in our provider network </text:span><text:span text:style-name="T46">or health plan), treatment, case </text:span><text:span text:style-name="T38">management o</text:span><text:span text:style-name="T51">r </text:span><text:span text:style-name="T46">care coordination uncovering </text:span><text:span text:style-name="T38">recommending</text:span><text:span text:style-name="T46"> alternative </text:span><text:span text:style-name="T38">treatments</text:span><text:span text:style-name="T60">, </text:span><text:span text:style-name="T38">providers </text:span><text:span text:style-name="T46">or </text:span><text:span text:style-name="T51">se</text:span><text:span text:style-name="T38">ttings </text:span><text:span text:style-name="T46">for care). </text:span><text:span text:style-name="T38">However</text:span><text:span text:style-name="T51">, </text:span><text:span text:style-name="T38">if </text:span><text:span text:style-name="T46">we will receive compensation </text:span><text:span text:style-name="T38">(directly </text:span><text:span text:style-name="T46">or </text:span><text:span text:style-name="T38">indirectly) in return </text:span><text:span text:style-name="T46">for </text:span><text:span text:style-name="T38">making any such communications, </text:span><text:span text:style-name="T46">we </text:span><text:span text:style-name="T38">must first </text:span><text:span text:style-name="T46">obta</text:span><text:span text:style-name="T55">in </text:span><text:span text:style-name="T38">your </text:span><text:span text:style-name="T51">w</text:span><text:span text:style-name="T38">ritten </text:span><text:span text:style-name="T46">authorization, </text:span><text:span text:style-name="T38">unless the </text:span><text:span text:style-name="T46">communication </text:span><text:span text:style-name="T38">describe</text:span><text:span text:style-name="T51">s </text:span><text:span text:style-name="T38">only </text:span><text:span text:style-name="T46">a </text:span><text:span text:style-name="T38">drug </text:span><text:span text:style-name="T46">or </text:span><text:span text:style-name="T38">biologic that is </text:span><text:span text:style-name="T46">curre</text:span><text:span text:style-name="T55">ntl</text:span><text:span text:style-name="T46">y </text:span><text:span text:style-name="T38">prescribed for </text:span><text:span text:style-name="T46">you and any compensation we </text:span><text:span text:style-name="T55">r</text:span><text:span text:style-name="T46">eceive relates solely </text:span><text:span text:style-name="T38">to the cost of making </text:span><text:span text:style-name="T46">the communication. </text:span><text:span text:style-name="T38">This requirement does not </text:span><text:span text:style-name="T46">apply </text:span><text:span text:style-name="T38">to </text:span><text:span text:style-name="T46">any</text:span><text:span text:style-name="T38"> payment or </text:span><text:span text:style-name="T46">compensation </text:span><text:span text:style-name="T38">for providing treatment to </text:span><text:span text:style-name="T46">you. <text:s/></text:span></text:p>
      <text:p text:style-name="P11"><text:span text:style-name="T41">SALE </text:span><text:span text:style-name="T57">OF YOUR </text:span><text:span text:style-name="T41">HEALTH </text:span><text:span text:style-name="T57">INFORMATION</text:span><text:span text:style-name="T55"> </text:span><text:span text:style-name="T38">We </text:span><text:span text:style-name="T46">will </text:span><text:span text:style-name="T38">never </text:span><text:span text:style-name="T46">sell </text:span><text:span text:style-name="T38">your health information</text:span><text:span text:style-name="T46"> without your </text:span><text:span text:style-name="T38">prior </text:span><text:span text:style-name="T47">authorization. </text:span><text:span text:style-name="T56">Ho</text:span><text:span text:style-name="T47">wever, </text:span><text:span text:style-name="T39">we</text:span><text:span text:style-name="T52">, </text:span><text:span text:style-name="T47">or </text:span><text:span text:style-name="T39">our business </text:span><text:span text:style-name="T47">associate, </text:span><text:span text:style-name="T38">may </text:span><text:span text:style-name="T55">r</text:span><text:span text:style-name="T46">eceive compensation (directly </text:span><text:span text:style-name="T38">or indirectly) related to an exchange of </text:span><text:span text:style-name="T46">your </text:span><text:span text:style-name="T38">health information for the following purposes</text:span><text:span text:style-name="T51">: </text:span><text:span text:style-name="T38">(a) public health activities; </text:span><text:span text:style-name="T40">(b</text:span><text:span text:style-name="T53">) </text:span><text:span text:style-name="T38">research purposes </text:span><text:span text:style-name="T40">(if the price charged</text:span><text:span text:style-name="T38"> </text:span><text:span text:style-name="T55">refl</text:span><text:span text:style-name="T46">ects </text:span><text:span text:style-name="T38">the </text:span><text:span text:style-name="T48">cost </text:span><text:span text:style-name="T38">of preparation </text:span><text:span text:style-name="T46">and transmittal </text:span><text:span text:style-name="T38">of the information); </text:span><text:span text:style-name="T46">(c) </text:span><text:span text:style-name="T38">payment or compensation for </text:span><text:span text:style-name="T46">your </text:span><text:span text:style-name="T38">treatment; </text:span><text:span text:style-name="T48">(d) </text:span><text:span text:style-name="T38">health </text:span><text:span text:style-name="T46">care </text:span><text:span text:style-name="T38">operations related to the </text:span><text:span text:style-name="T46">sale, </text:span><text:span text:style-name="T38">merger or </text:span><text:span text:style-name="T46">consolidation of </text:span><text:span text:style-name="T38">all or part </text:span><text:span text:style-name="T46">of </text:span><text:span text:style-name="T38">our business; </text:span><text:span text:style-name="T46">(e)</text:span><text:span text:style-name="T42"> </text:span><text:span text:style-name="T39">performance </text:span><text:span text:style-name="T47">of services </text:span><text:span text:style-name="T38">by a </text:span><text:span text:style-name="T39">business </text:span><text:span text:style-name="T47">associate on our </text:span><text:span text:style-name="T38">behalf; </text:span><text:span text:style-name="T49">(f) </text:span><text:span text:style-name="T38">providing </text:span><text:span text:style-name="T46">yo</text:span><text:span text:style-name="T55">u</text:span><text:span text:style-name="T46"> with a copy of your</text:span><text:span text:style-name="T38"> health information</text:span><text:span text:style-name="T51">; </text:span><text:span text:style-name="T38">or </text:span><text:span text:style-name="T46">(g) other </text:span><text:span text:style-name="T38">reasons determined necessary </text:span><text:span text:style-name="T46">or appropriate </text:span><text:span text:style-name="T38">by </text:span><text:span text:style-name="T46">applicable laws </text:span><text:span text:style-name="T38">or regulations. </text:span></text:p>
      <text:p text:style-name="P11"><text:span text:style-name="T41">ELECTRONIC </text:span><text:span text:style-name="T57">DISCLOSURES</text:span><text:span text:style-name="T55"> </text:span><text:span text:style-name="T46">We </text:span><text:span text:style-name="T38">use and disclose </text:span><text:span text:style-name="T46">your </text:span><text:span text:style-name="T38">health </text:span><text:span text:style-name="T46">information </text:span><text:span text:style-name="T38">electronically </text:span><text:span text:style-name="T46">for various purposes </text:span><text:span text:style-name="T51">s</text:span><text:span text:style-name="T38">uch </text:span><text:span text:style-name="T46">as </text:span><text:span text:style-name="T38">treatment, </text:span><text:span text:style-name="T46">payment (including, where applicable, performing </text:span><text:span text:style-name="T38">insurance </text:span><text:span text:style-name="T46">and </text:span><text:span text:style-name="T38">health maintenance organization/managed </text:span><text:span text:style-name="T46">care </text:span><text:span text:style-name="T38">functions), health </text:span><text:span text:style-name="T46">care </text:span><text:span text:style-name="T38">operations and other purposes permitted or required by </text:span><text:span text:style-name="T46">law,</text:span><text:span text:style-name="T38"> including </text:span><text:span text:style-name="T46">e</text:span><text:span text:style-name="T55">lectr</text:span><text:span text:style-name="T46">onic </text:span><text:span text:style-name="T38">disclosures to </text:span><text:span text:style-name="T46">our </text:span><text:span text:style-name="T38">business </text:span><text:span text:style-name="T46">associates. </text:span><text:span text:style-name="T43">W</text:span><text:span text:style-name="T46">e </text:span><text:span text:style-name="T55">n</text:span><text:span text:style-name="T46">eed </text:span><text:span text:style-name="T38">to disclose your health </text:span><text:span text:style-name="T51">i</text:span><text:span text:style-name="T38">nformation </text:span><text:span text:style-name="T46">electronically </text:span><text:span text:style-name="T38">for</text:span><text:span text:style-name="T46"> other </text:span><text:span text:style-name="T38">purposes, </text:span><text:span text:style-name="T51">we </text:span><text:span text:style-name="T46">will obtain your authorization, either </text:span><text:span text:style-name="T55">in </text:span><text:span text:style-name="T38">writing or </text:span><text:span text:style-name="T46">electronical</text:span><text:span text:style-name="T55">ly</text:span><text:span text:style-name="T51">, </text:span><text:span text:style-name="T46">as </text:span><text:span text:style-name="T38">described in this Notice. <text:s/></text:span><text:span text:style-name="T41">YOUR AUTHORIZATION </text:span><text:span text:style-name="T38">In </text:span><text:span text:style-name="T46">addition </text:span><text:span text:style-name="T38">to </text:span><text:span text:style-name="T46">our </text:span><text:span text:style-name="T38">use </text:span><text:span text:style-name="T46">or </text:span><text:span text:style-name="T38">disclosure </text:span><text:span text:style-name="T46">of your</text:span><text:span text:style-name="T38"> health information for treatm</text:span><text:span text:style-name="T51">en</text:span><text:span text:style-name="T38">t</text:span><text:span text:style-name="T51">, </text:span><text:span text:style-name="T46">payment </text:span><text:span text:style-name="T38">or</text:span><text:span text:style-name="T46"> health care operations</text:span><text:span text:style-name="T60">, </text:span><text:span text:style-name="T46">you </text:span><text:span text:style-name="T38">may </text:span><text:span text:style-name="T46">give us </text:span><text:span text:style-name="T51">written authorization to use your</text:span><text:span text:style-name="T46"> health </text:span><text:span text:style-name="T51">information or to </text:span><text:span text:style-name="T38">disclose </text:span><text:span text:style-name="T46">IT </text:span><text:span text:style-name="T38">to </text:span><text:span text:style-name="T46">anyone for any other </text:span><text:span text:style-name="T38">purpose</text:span><text:span text:style-name="T51">. </text:span><text:span text:style-name="T46">We will </text:span><text:span text:style-name="T38">not </text:span><text:span text:style-name="T46">condition your current or</text:span><text:span text:style-name="T38"> future treatment on the </text:span><text:span text:style-name="T46">basis of </text:span><text:span text:style-name="T38">providing an </text:span><text:span text:style-name="T46">authorization. </text:span><text:span text:style-name="T38">If </text:span><text:span text:style-name="T46">you give </text:span><text:span text:style-name="T38">us an </text:span><text:span text:style-name="T46">authorization, you </text:span><text:span text:style-name="T38">may r</text:span><text:span text:style-name="T51">evok</text:span><text:span text:style-name="T38">e it in writing </text:span><text:span text:style-name="T46">at any </text:span><text:span text:style-name="T38">time</text:span><text:span text:style-name="T51">. <text:s/></text:span><text:span text:style-name="T38">Your </text:span><text:span text:style-name="T46">revocation will </text:span><text:span text:style-name="T38">not </text:span><text:span text:style-name="T46">affect </text:span><text:span text:style-name="T38">any use or disclosures </text:span><text:span text:style-name="T46">permitted </text:span><text:span text:style-name="T38">by </text:span><text:span text:style-name="T46">your</text:span><text:span text:style-name="T38"> authorization </text:span><text:span text:style-name="T46">while </text:span><text:span text:style-name="T55">it </text:span><text:span text:style-name="T48">was </text:span><text:span text:style-name="T55">in </text:span><text:span text:style-name="T46">effect. </text:span><text:span text:style-name="T38">Unless </text:span><text:span text:style-name="T46">you give </text:span><text:span text:style-name="T38">us </text:span><text:span text:style-name="T46">a written authorization</text:span><text:span text:style-name="T60">, </text:span><text:span text:style-name="T46">we cannot </text:span><text:span text:style-name="T38">use </text:span><text:span text:style-name="T46">or </text:span><text:span text:style-name="T38">disclose </text:span><text:span text:style-name="T46">you</text:span><text:span text:style-name="T55">r </text:span><text:span text:style-name="T38">health information for </text:span><text:span text:style-name="T46">any reason except</text:span><text:span text:style-name="T38"> those described </text:span><text:span text:style-name="T46">in this </text:span><text:span text:style-name="T38">Notice. </text:span></text:p>
      <text:p text:style-name="P11"><text:span text:style-name="T41">YOUR HEALTH </text:span><text:span text:style-name="T57">INFORMATION RIGHTS</text:span><text:span text:style-name="T55"> </text:span><text:span text:style-name="T57">ACCESS</text:span><text:span text:style-name="T55">: </text:span><text:span text:style-name="T46">You </text:span><text:span text:style-name="T44">have </text:span><text:span text:style-name="T38">the right to </text:span><text:span text:style-name="T46">review </text:span><text:span text:style-name="T38">or get </text:span><text:span text:style-name="T46">copies of your</text:span><text:span text:style-name="T38"> health information, </text:span><text:span text:style-name="T40">with</text:span><text:span text:style-name="T38"> limited </text:span><text:span text:style-name="T46">exceptions. </text:span><text:span text:style-name="T38">You may </text:span><text:span text:style-name="T46">request</text:span><text:span text:style-name="T38"> that </text:span><text:span text:style-name="T48">we </text:span><text:span text:style-name="T38">provide </text:span><text:span text:style-name="T46">copies in </text:span><text:span text:style-name="T38">a format other than </text:span><text:span text:style-name="T46">photocopies. </text:span><text:span text:style-name="T38">We </text:span><text:span text:style-name="T46">will use the </text:span><text:span text:style-name="T38">format </text:span><text:span text:style-name="T46">you request </text:span><text:span text:style-name="T38">unless </text:span><text:span text:style-name="T46">we cannot practicably </text:span><text:span text:style-name="T40">do </text:span><text:span text:style-name="T46">so. You </text:span><text:span text:style-name="T38">may </text:span><text:span text:style-name="T46">be asked </text:span><text:span text:style-name="T38">to make a request in</text:span><text:span text:style-name="T46"> writing </text:span><text:span text:style-name="T38">to </text:span><text:span text:style-name="T46">obtain access </text:span><text:span text:style-name="T38">to </text:span><text:span text:style-name="T46">your</text:span><text:span text:style-name="T38"> health information. </text:span><text:span text:style-name="T46">You </text:span><text:span text:style-name="T38">may </text:span><text:span text:style-name="T46">obtai</text:span><text:span text:style-name="T55">n </text:span><text:span text:style-name="T46">a </text:span><text:span text:style-name="T38">form to request </text:span><text:span text:style-name="T46">access </text:span><text:span text:style-name="T38">by using the</text:span><text:span text:style-name="T46"> contact </text:span><text:span text:style-name="T38">information </text:span><text:span text:style-name="T46">listed at </text:span><text:span text:style-name="T38">the </text:span><text:span text:style-name="T46">end of</text:span><text:span text:style-name="T38"> this Notice. </text:span><text:span text:style-name="T46">We </text:span><text:span text:style-name="T38">may </text:span><text:span text:style-name="T46">charge </text:span><text:span text:style-name="T51">you </text:span><text:span text:style-name="T46">a </text:span><text:span text:style-name="T38">reasonable</text:span><text:span text:style-name="T48"> cost-based </text:span><text:span text:style-name="T46">fee for </text:span><text:span text:style-name="T38">expenses </text:span><text:span text:style-name="T46">such as copies and staff time. You may also </text:span><text:span text:style-name="T38">request </text:span><text:span text:style-name="T46">access by sending us a </text:span><text:span text:style-name="T38">letter to the </text:span><text:span text:style-name="T46">address at the end of</text:span><text:span text:style-name="T38"> this Notice </text:span><text:span text:style-name="T46">setting </text:span><text:span text:style-name="T38">forth the </text:span><text:span text:style-name="T46">specific information to </text:span><text:span text:style-name="T38">which you desire </text:span><text:span text:style-name="T46">access yo</text:span><text:span text:style-name="T55">u </text:span><text:span text:style-name="T38">request an alternative format, provided that it is practicable for us to produce the information in </text:span><text:span text:style-name="T46">such </text:span><text:span text:style-name="T38">format, we may </text:span><text:span text:style-name="T46">charge a cost-based fee </text:span><text:span text:style-name="T38">for preparing and transmitting </text:span><text:span text:style-name="T46">your </text:span><text:span text:style-name="T38">health information in that format you prefer, </text:span><text:span text:style-name="T46">we </text:span><text:span text:style-name="T38">will prepare </text:span><text:span text:style-name="T46">a summary </text:span><text:span text:style-name="T38">or </text:span><text:span text:style-name="T46">an explanation </text:span><text:span text:style-name="T38">of your health information for a </text:span><text:span text:style-name="T48">cost-based </text:span><text:span text:style-name="T55">f</text:span><text:span text:style-name="T46">ee we </text:span><text:span text:style-name="T38">use or maintain an </text:span><text:span text:style-name="T46">e</text:span><text:span text:style-name="T55">lectro</text:span><text:span text:style-name="T46">nic</text:span><text:span text:style-name="T38"> health </text:span><text:span text:style-name="T46">record ("EH</text:span><text:span text:style-name="T55">R</text:span><text:span text:style-name="T51">"</text:span><text:span text:style-name="T38">) </text:span><text:span text:style-name="T48">with </text:span><text:span text:style-name="T38">respect to your </text:span><text:span text:style-name="T46">care, you </text:span><text:span text:style-name="T38">have </text:span><text:span text:style-name="T46">the </text:span><text:span text:style-name="T38">right to request </text:span><text:span text:style-name="T46">a </text:span><text:span text:style-name="T38">copy or! </text:span><text:span text:style-name="T46">your </text:span><text:span text:style-name="T38">information in </text:span><text:span text:style-name="T46">electronic </text:span><text:span text:style-name="T38">format, and to direct us to transmit a </text:span><text:span text:style-name="T46">copy </text:span><text:span text:style-name="T38">of </text:span><text:span text:style-name="T46">you</text:span><text:span text:style-name="T55">r </text:span><text:span text:style-name="T38">information </text:span><text:span text:style-name="T46">to </text:span><text:span text:style-name="T38">a third party designated by </text:span><text:span text:style-name="T46">you; </text:span><text:span text:style-name="T38">and our fee may not exceed </text:span><text:span text:style-name="T46">our </text:span><text:span text:style-name="T38">labor </text:span><text:span text:style-name="T48">costs </text:span><text:span text:style-name="T55">in r</text:span><text:span text:style-name="T46">esponding </text:span><text:span text:style-name="T38">to such request Please </text:span><text:span text:style-name="T46">contact </text:span><text:span text:style-name="T38">us using the information </text:span><text:span text:style-name="T55">li</text:span><text:span text:style-name="T46">sted </text:span><text:span text:style-name="T38">at the end of this Notice for </text:span><text:span text:style-name="T46">a </text:span><text:span text:style-name="T38">full </text:span><text:span text:style-name="T46">explanation </text:span><text:span text:style-name="T38">of our fee structure. <text:s/></text:span></text:p>
      <text:p text:style-name="P11"><text:span text:style-name="T57">DISCLOSURE </text:span><text:span text:style-name="T41">ACCOUNTING</text:span><text:span text:style-name="T38">: </text:span><text:span text:style-name="T46">You </text:span><text:span text:style-name="T38">have the right to </text:span><text:span text:style-name="T39">receive </text:span><text:span text:style-name="T47">a </text:span><text:span text:style-name="T39">list </text:span><text:span text:style-name="T47">of </text:span><text:span text:style-name="T39">instances in </text:span><text:span text:style-name="T47">which we </text:span><text:span text:style-name="T39">or our business</text:span><text:span text:style-name="T42"> </text:span><text:span text:style-name="T46">associates disclosed </text:span><text:span text:style-name="T38">your health information </text:span><text:span text:style-name="T46">for </text:span><text:span text:style-name="T38">purposes other than treatment, </text:span><text:span text:style-name="T46">payment,</text:span><text:span text:style-name="T38"> health </text:span><text:span text:style-name="T46">care operations, where </text:span><text:span text:style-name="T51">yo</text:span><text:span text:style-name="T55">u </text:span><text:span text:style-name="T38">have provided </text:span><text:span text:style-name="T46">an authorization and certain</text:span><text:span text:style-name="T38"> other </text:span><text:span text:style-name="T46">activities</text:span><text:span text:style-name="T60">, </text:span><text:span text:style-name="T38">for the </text:span><text:span text:style-name="T55">l</text:span><text:span text:style-name="T46">ast </text:span><text:span text:style-name="T38">6 </text:span><text:span text:style-name="T46">years (or a shorter </text:span><text:span text:style-name="T38">period if </text:span><text:span text:style-name="T46">our </text:span><text:span text:style-name="T38">relationship</text:span><text:span text:style-name="T46"> with you </text:span><text:span text:style-name="T38">has </text:span><text:span text:style-name="T46">existed </text:span><text:span text:style-name="T38">for less than 6 </text:span><text:span text:style-name="T46">years). </text:span><text:span text:style-name="T38">If </text:span><text:span text:style-name="T46">you </text:span><text:span text:style-name="T55">r</text:span><text:span text:style-name="T46">equest</text:span><text:span text:style-name="T38"> this accounting more than </text:span><text:span text:style-name="T46">once </text:span><text:span text:style-name="T38">in </text:span><text:span text:style-name="T46">a</text:span><text:span text:style-name="T55"> 12 month </text:span><text:span text:style-name="T46">period, we </text:span><text:span text:style-name="T38">may charg</text:span><text:span text:style-name="T51">e </text:span><text:span text:style-name="T46">you a </text:span><text:span text:style-name="T55">r</text:span><text:span text:style-name="T46">easonable, cost-based fee </text:span><text:span text:style-name="T38">for responding </text:span><text:span text:style-name="T46">to these additional </text:span><text:span text:style-name="T38">requests</text:span><text:span text:style-name="T51">.</text:span><text:span text:style-name="T46"> With respect to </text:span><text:span text:style-name="T38">disclosures made by </text:span><text:span text:style-name="T46">our </text:span><text:span text:style-name="T38">busin</text:span><text:span text:style-name="T51">ess </text:span><text:span text:style-name="T46">Associates, we </text:span><text:span text:style-name="T38">may choose to provide </text:span><text:span text:style-name="T46">you with a </text:span><text:span text:style-name="T55">l</text:span><text:span text:style-name="T46">ist of </text:span><text:span text:style-name="T38">business </text:span><text:span text:style-name="T46">associates acting </text:span><text:span text:style-name="T38">on </text:span><text:span text:style-name="T46">our beha</text:span><text:span text:style-name="T55">lf</text:span><text:span text:style-name="T46">, </text:span><text:span text:style-name="T38">along </text:span><text:span text:style-name="T46">with</text:span><text:span text:style-name="T38"> their </text:span><text:span text:style-name="T46">contact </text:span><text:span text:style-name="T38">information</text:span><text:span text:style-name="T51">, </text:span><text:span text:style-name="T46">who </text:span><text:span text:style-name="T38">must </text:span><text:span text:style-name="T46">provide </text:span><text:span text:style-name="T38">you</text:span><text:span text:style-name="T46"> will</text:span><text:span text:style-name="T38"> the </text:span><text:span text:style-name="T46">accounting </text:span><text:span text:style-name="T38">upon </text:span><text:span text:style-name="T46">a </text:span><text:span text:style-name="T38">reque</text:span><text:span text:style-name="T51">s</text:span><text:span text:style-name="T38">t made</text:span><text:span text:style-name="T46"> directly by you </text:span><text:span text:style-name="T38">to </text:span><text:span text:style-name="T51">suc</text:span><text:span text:style-name="T38">h entities</text:span><text:span text:style-name="T51">. <text:s/></text:span></text:p>
      <text:p text:style-name="P5"/>
      <text:p text:style-name="P11"><text:span text:style-name="T57">RESTRICTION</text:span><text:span text:style-name="T55">: </text:span><text:span text:style-name="T46">You have the </text:span><text:span text:style-name="T38">right to request</text:span><text:span text:style-name="T46"> that we </text:span><text:span text:style-name="T38">pl</text:span><text:span text:style-name="T51">ace </text:span><text:span text:style-name="T46">additional restrictions </text:span><text:span text:style-name="T51">o</text:span><text:span text:style-name="T38">n </text:span><text:span text:style-name="T46">our </text:span><text:span text:style-name="T38">use </text:span><text:span text:style-name="T46">or </text:span><text:span text:style-name="T38">disclosure </text:span><text:span text:style-name="T46">of your </text:span><text:span text:style-name="T38">hearth information. Except </text:span><text:span text:style-name="T46">as </text:span><text:span text:style-name="T38">noted below, </text:span><text:span text:style-name="T46">we are </text:span><text:span text:style-name="T38">not required to </text:span><text:span text:style-name="T46">agree </text:span><text:span text:style-name="T38">to these </text:span><text:span text:style-name="T46">additional </text:span><text:span text:style-name="T38">restrictions, </text:span><text:span text:style-name="T46">but</text:span><text:span text:style-name="T38"> if </text:span><text:span text:style-name="T46">we </text:span><text:span text:style-name="T38">do</text:span><text:span text:style-name="T60">, </text:span><text:span text:style-name="T46">we will abide </text:span><text:span text:style-name="T38">by </text:span><text:span text:style-name="T46">our agreement (except </text:span><text:span text:style-name="T38">in an </text:span><text:span text:style-name="T46">emergency). </text:span><text:span text:style-name="T38">Upon </text:span><text:span text:style-name="T46">your </text:span><text:span text:style-name="T38">request, </text:span><text:span text:style-name="T46">and except as</text:span><text:span text:style-name="T38"> otherwise required by </text:span><text:span text:style-name="T46">law, we will </text:span><text:span text:style-name="T38">not disclose </text:span><text:span text:style-name="T46">your health information to a</text:span><text:span text:style-name="T38"> health plan </text:span><text:span text:style-name="T46">for </text:span><text:span text:style-name="T38">purposes </text:span><text:span text:style-name="T46">of </text:span><text:span text:style-name="T38">payment </text:span><text:span text:style-name="T46">or health care operations when the </text:span><text:span text:style-name="T38">information </text:span><text:span text:style-name="T55">r</text:span><text:span text:style-name="T46">elates solely </text:span><text:span text:style-name="T38">to a </text:span><text:span text:style-name="T46">service/product </text:span><text:span text:style-name="T38">for </text:span><text:span text:style-name="T46">whic</text:span><text:span text:style-name="T55">h </text:span><text:span text:style-name="T46">you paid </text:span><text:span text:style-name="T38">out-of-pocket </text:span><text:span text:style-name="T46">in </text:span><text:span text:style-name="T38">full. <text:s/></text:span></text:p>
      <text:p text:style-name="P5"/>
      <text:p text:style-name="P11"><text:span text:style-name="T57">ALTERNATIVE COMMUNICATION</text:span><text:span text:style-name="T55">: </text:span><text:span text:style-name="T38">You have the right </text:span><text:span text:style-name="T40">to </text:span><text:span text:style-name="T38">request in</text:span><text:span text:style-name="T46"> writing that </text:span><text:span text:style-name="T51">we </text:span><text:span text:style-name="T46">communicate </text:span><text:span text:style-name="T40">with </text:span><text:span text:style-name="T46">you </text:span><text:span text:style-name="T48">about </text:span><text:span text:style-name="T46">your</text:span><text:span text:style-name="T38"> health </text:span><text:span text:style-name="T46">information</text:span><text:span text:style-name="T38"> by alternative means or </text:span><text:span text:style-name="T46">to </text:span><text:span text:style-name="T38">a1temative locations. </text:span><text:span text:style-name="T46">You</text:span><text:span text:style-name="T55">r r</text:span><text:span text:style-name="T46">equest </text:span><text:span text:style-name="T38">must</text:span><text:span text:style-name="T46"> specify</text:span><text:span text:style-name="T38"> the </text:span><text:span text:style-name="T46">alternative </text:span><text:span text:style-name="T38">means or location</text:span><text:span text:style-name="T60">, </text:span><text:span text:style-name="T46">and provide satisfactory explanation </text:span><text:span text:style-name="T55">h</text:span><text:span text:style-name="T46">ow payments </text:span><text:span text:style-name="T51">w</text:span><text:span text:style-name="T38">ill be handled under the</text:span><text:span text:style-name="T46"> alternative </text:span><text:span text:style-name="T38">means or location </text:span><text:span text:style-name="T46">you </text:span><text:span text:style-name="T55">r</text:span><text:span text:style-name="T46">equest. <text:s/></text:span></text:p>
      <text:p text:style-name="P5"/>
      <text:p text:style-name="P11"><text:span text:style-name="T57">AMENDMENT</text:span><text:span text:style-name="T46">: You </text:span><text:span text:style-name="T38">have </text:span><text:span text:style-name="T46">the </text:span><text:span text:style-name="T38">right to request that </text:span><text:span text:style-name="T46">we amend you</text:span><text:span text:style-name="T55">r </text:span><text:span text:style-name="T38">health </text:span><text:span text:style-name="T46">information. Your </text:span><text:span text:style-name="T55">r</text:span><text:span text:style-name="T46">equest </text:span><text:span text:style-name="T38">must be in </text:span><text:span text:style-name="T46">writing, and </text:span><text:span text:style-name="T38">it must </text:span><text:span text:style-name="T46">explain why the </text:span><text:span text:style-name="T38">information should be </text:span><text:span text:style-name="T46">amended. </text:span><text:span text:style-name="T38">We may deny your </text:span><text:span text:style-name="T55">r</text:span><text:span text:style-name="T46">equest </text:span><text:span text:style-name="T38">under certain </text:span><text:span text:style-name="T46">circumstances. </text:span><text:span text:style-name="T38">You may obtain </text:span><text:span text:style-name="T46">a form </text:span><text:span text:style-name="T38">to request </text:span><text:span text:style-name="T46">an </text:span><text:span text:style-name="T38">amendment to </text:span><text:span text:style-name="T46">your </text:span><text:span text:style-name="T38">health information by using the </text:span><text:span text:style-name="T46">contact </text:span><text:span text:style-name="T55">information </text:span><text:span text:style-name="T38">listed at the </text:span><text:span text:style-name="T46">end </text:span><text:span text:style-name="T38">of this Notice</text:span><text:span text:style-name="T51">. <text:s text:c="2"/></text:span></text:p>
      <text:p text:style-name="P1"><text:span text:style-name="T58"><text:tab/></text:span></text:p>
      <text:p text:style-name="P11"><text:span text:style-name="T57">ELECTRONIC </text:span><text:span text:style-name="T41">NOTICE</text:span><text:span text:style-name="T38">: </text:span><text:span text:style-name="T43">If </text:span><text:span text:style-name="T38">you receive this Notice </text:span><text:span text:style-name="T46">on our </text:span><text:span text:style-name="T38">Web</text:span><text:span text:style-name="T46">site </text:span><text:span text:style-name="T38">or by electronic </text:span><text:span text:style-name="T55">m</text:span><text:span text:style-name="T46">ail (email) you </text:span><text:span text:style-name="T38">are entitled to </text:span><text:span text:style-name="T44">receive</text:span><text:span text:style-name="T38"> this Notice in</text:span><text:span text:style-name="T46"> written </text:span><text:span text:style-name="T38">form, </text:span><text:span text:style-name="T46">as well. <text:s/></text:span></text:p>
      <text:p text:style-name="P5"/>
      <text:p text:style-name="P11"><text:span text:style-name="T57">BREACH OF UNSECURED HEALTH INFORMATION</text:span><text:span text:style-name="T46">: we </text:span><text:span text:style-name="T38">discover that your health information has been breached (for example, </text:span><text:span text:style-name="T55">d</text:span><text:span text:style-name="T46">isclose</text:span><text:span text:style-name="T55">d </text:span><text:span text:style-name="T38">to or acquired by an unauthorized person</text:span><text:span text:style-name="T51">, </text:span><text:span text:style-name="T38">stolen</text:span><text:span text:style-name="T51">, </text:span><text:span text:style-name="T55">l</text:span><text:span text:style-name="T46">ost, </text:span><text:span text:style-name="T38">or otherwise used or disclosed in </text:span><text:span text:style-name="T46">violation </text:span><text:span text:style-name="T38">of </text:span><text:span text:style-name="T46">applicab</text:span><text:span text:style-name="T55">le </text:span><text:span text:style-name="T38">privacy </text:span><text:span text:style-name="T55">la</text:span><text:span text:style-name="T46">w) </text:span><text:span text:style-name="T38">and the privacy or</text:span><text:span text:style-name="T46"> security </text:span><text:span text:style-name="T38">of the </text:span><text:span text:style-name="T55">in</text:span><text:span text:style-name="T46">formation has been compromised, we </text:span><text:span text:style-name="T38">mu</text:span><text:span text:style-name="T51">s</text:span><text:span text:style-name="T38">t notify </text:span><text:span text:style-name="T46">you </text:span><text:span text:style-name="T38">of the </text:span><text:span text:style-name="T46">breach</text:span><text:span text:style-name="T51"> without </text:span><text:span text:style-name="T38">unreasonable delay </text:span><text:span text:style-name="T46">and </text:span><text:span text:style-name="T38">in </text:span><text:span text:style-name="T46">no event </text:span><text:span text:style-name="T38">later than </text:span><text:span text:style-name="T46">60 </text:span><text:span text:style-name="T38">days following </text:span><text:span text:style-name="T46">our </text:span><text:span text:style-name="T38">di</text:span><text:span text:style-name="T51">scovery </text:span><text:span text:style-name="T38">of the breach</text:span><text:span text:style-name="T51">.</text:span></text:p>
      <text:p text:style-name="P6"/>
      <text:p text:style-name="P11"><text:span text:style-name="T57">PRIVACY QUESTIONS </text:span><text:span text:style-name="T41">AND </text:span><text:span text:style-name="T57">COMPLAINTS</text:span><text:span text:style-name="T55"> </text:span><text:span text:style-name="T38">If </text:span><text:span text:style-name="T46">you want </text:span><text:span text:style-name="T38">more information</text:span><text:span text:style-name="T48"> about </text:span><text:span text:style-name="T38">our </text:span><text:span text:style-name="T46">privacy </text:span><text:span text:style-name="T38">practices or have privacy questions or concerns, please </text:span><text:span text:style-name="T46">contact </text:span><text:span text:style-name="T38">us. <text:s/></text:span><text:span text:style-name="T55">If </text:span><text:span text:style-name="T46">you are concerned that we </text:span><text:span text:style-name="T38">may have violated </text:span><text:span text:style-name="T46">your privacy </text:span><text:span text:style-name="T38">rights</text:span><text:span text:style-name="T51">, </text:span><text:span text:style-name="T46">or you </text:span><text:span text:style-name="T38">disagree with a decision </text:span><text:span text:style-name="T46">we </text:span><text:span text:style-name="T38">made </text:span><text:span text:style-name="T46">about </text:span><text:span text:style-name="T38">access to </text:span><text:span text:style-name="T46">your health </text:span><text:span text:style-name="T38">information or in response to </text:span><text:span text:style-name="T46">a </text:span><text:span text:style-name="T38">request </text:span><text:span text:style-name="T46">you made to </text:span><text:span text:style-name="T38">amend or </text:span><text:span text:style-name="T46">restrict </text:span><text:span text:style-name="T38">the use or </text:span><text:span text:style-name="T46">disclosure </text:span><text:span text:style-name="T38">of </text:span><text:span text:style-name="T46">your</text:span><text:span text:style-name="T38"> health </text:span><text:soft-page-break/><text:span text:style-name="T38">information or </text:span><text:span text:style-name="T46">to have us communicate with </text:span><text:span text:style-name="T51">you </text:span><text:span text:style-name="T46">by alternative </text:span><text:span text:style-name="T38">means </text:span><text:span text:style-name="T46">or at alternative </text:span><text:span text:style-name="T55">l</text:span><text:span text:style-name="T46">ocations, you </text:span><text:span text:style-name="T38">may </text:span><text:span text:style-name="T46">complain </text:span><text:span text:style-name="T38">to us using the </text:span><text:span text:style-name="T46">contact </text:span><text:span text:style-name="T38">information </text:span><text:span text:style-name="T55">li</text:span><text:span text:style-name="T46">sted at </text:span><text:span text:style-name="T38">the </text:span><text:span text:style-name="T46">end of</text:span><text:span text:style-name="T38"> this Notice. </text:span></text:p>
      <text:p text:style-name="P11"><text:span text:style-name="T38">You may </text:span><text:span text:style-name="T46">separate</text:span><text:span text:style-name="T55">l</text:span><text:span text:style-name="T51">y </text:span><text:span text:style-name="T46">choose </text:span><text:span text:style-name="T38">to file </text:span><text:span text:style-name="T46">a complaint with </text:span><text:span text:style-name="T38">the U.S</text:span><text:span text:style-name="T51">. </text:span><text:span text:style-name="T38">Department </text:span><text:span text:style-name="T46">of</text:span><text:span text:style-name="T38"> health </text:span><text:span text:style-name="T46">and </text:span><text:span text:style-name="T38">Human </text:span><text:span text:style-name="T46">Services, Office of Civil </text:span><text:span text:style-name="T38">Rights </text:span><text:span text:style-name="T46">(OCR), </text:span><text:span text:style-name="T38">by </text:span><text:span text:style-name="T51">co</text:span><text:span text:style-name="T38">mpleting </text:span><text:span text:style-name="T46">a </text:span><text:span text:style-name="T38">Health Information Privacy </text:span><text:span text:style-name="T51">Complaint Form </text:span><text:span text:style-name="T60">(</text:span><text:span text:style-name="T51">a</text:span><text:span text:style-name="T60">vail</text:span><text:span text:style-name="T51">abl</text:span><text:span text:style-name="T60">e </text:span><text:span text:style-name="T51">at </text:span><text:a xlink:type="simple" xlink:href="http://www.hhs.gov/ocr/privacy/hipaa"><text:span text:style-name="T61">http://www.hhs.gov/ocr/privacy/hipaa</text:span></text:a><text:span text:style-name="T62">/</text:span><text:span text:style-name="T63">complaints/hipaacomplaintform.pdf</text:span><text:span text:style-name="T64"> </text:span><text:span text:style-name="T46">and </text:span><text:span text:style-name="T51">sending </text:span><text:span text:style-name="T38">to the </text:span><text:span text:style-name="T46">applicable </text:span><text:span text:style-name="T38">OCR Regional </text:span><text:span text:style-name="T46">Office </text:span><text:span text:style-name="T38">listed on</text:span><text:span text:style-name="T46"> the </text:span><text:span text:style-name="T38">form</text:span><text:span text:style-name="T51">, </text:span><text:span text:style-name="T46">or </text:span><text:span text:style-name="T38">by </text:span><text:span text:style-name="T46">calling </text:span><text:span text:style-name="T38">1-800</text:span><text:span text:style-name="T51">-368-10</text:span><text:span text:style-name="T38">19 for instruction</text:span><text:span text:style-name="T51">s </text:span><text:span text:style-name="T46">and contact </text:span><text:span text:style-name="T38">information</text:span><text:span text:style-name="T51">. </text:span></text:p>
      <text:p text:style-name="P11"><text:span text:style-name="T40">An </text:span><text:span text:style-name="T46">electronic complaint </text:span><text:span text:style-name="T38">may be </text:span><text:span text:style-name="T46">filed at http://www.hhs.gov/ocr/privacyihipaa/complainlslindex.html. <text:s text:c="2"/>You must file a complaint </text:span><text:span text:style-name="T48">with </text:span><text:span text:style-name="T38">OCR</text:span><text:span text:style-name="T51"> within </text:span><text:span text:style-name="T38">180 days </text:span><text:span text:style-name="T51">(6 </text:span><text:span text:style-name="T38">months) </text:span><text:span text:style-name="T46">after the occurrence </text:span><text:span text:style-name="T38">of</text:span><text:span text:style-name="T46"> the act </text:span><text:span text:style-name="T38">or omission </text:span><text:span text:style-name="T46">giving rise to your </text:span><text:span text:style-name="T38">comp</text:span><text:span text:style-name="T51">lai</text:span><text:span text:style-name="T38">nt. </text:span><text:span text:style-name="T46">We support your </text:span><text:span text:style-name="T38">right to the </text:span><text:span text:style-name="T46">privacy of your</text:span><text:span text:style-name="T38"> health information</text:span><text:span text:style-name="T51">. </text:span><text:span text:style-name="T46">We will </text:span><text:span text:style-name="T38">not retaliate </text:span><text:span text:style-name="T46">in any way </text:span><text:span text:style-name="T38">if </text:span><text:span text:style-name="T46">you choose </text:span><text:span text:style-name="T38">to file </text:span><text:span text:style-name="T46">a </text:span><text:span text:style-name="T38">complaint</text:span><text:span text:style-name="T46"> with </text:span><text:span text:style-name="T38">us </text:span><text:span text:style-name="T46">or with</text:span><text:span text:style-name="T38"> the Office </text:span><text:span text:style-name="T46">of Civil </text:span><text:span text:style-name="T38">Rights.</text:span></text:p>
      <text:p text:style-name="P7"/>
      <text:p text:style-name="P1"><text:span text:style-name="T37">Contact information</text:span></text:p>
      <text:p text:style-name="P1"><text:span text:style-name="T59">If </text:span><text:span text:style-name="T50">you </text:span><text:span text:style-name="T45">have any que</text:span><text:span text:style-name="T54">sti</text:span><text:span text:style-name="T45">ons or </text:span><text:span text:style-name="T54">comp</text:span><text:span text:style-name="T45">laints </text:span><text:span text:style-name="T50">relating to </text:span><text:span text:style-name="T45">privacy</text:span><text:span text:style-name="T54">, </text:span><text:span text:style-name="T45">please </text:span><text:span text:style-name="T50">contact:</text:span></text:p>
      <text:p text:style-name="P1"><text:span text:style-name="T45">Dr. Aaron Buthod</text:span></text:p>
      <text:p text:style-name="P1"><text:span text:style-name="T45">2601 Preston Rd. #2064, Frisco, TX 750034</text:span></text:p>
      <text:p text:style-name="P1"><text:span text:style-name="T45">Telephone 972-377-0700<text:tab/></text:span></text:p>
      <text:p text:style-name="P9"/>
      <text:p text:style-name="P8"/>
      <text:p text:style-name="P7"/>
      <text:p text:style-name="P1"><text:span text:style-name="T12">August 30</text:span><text:span text:style-name="T31">, </text:span><text:span text:style-name="T12">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HiddenHorzOCR" svg:font-family="HiddenHorzOCR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ODaniel</meta:initial-creator>
    <meta:editing-cycles>12</meta:editing-cycles>
    <meta:print-date>2013-09-08T05:58:00</meta:print-date>
    <meta:creation-date>2013-09-08T05:31:00</meta:creation-date>
    <dc:date>2013-09-09T11:41:14.61</dc:date>
    <meta:editing-duration>PT29S</meta:editing-duration>
    <meta:generator>OpenOffice/4.0.0$Win32 OpenOffice.org_project/400m3$Build-9702</meta:generator>
    <meta:document-statistic meta:table-count="0" meta:image-count="0" meta:object-count="0" meta:page-count="3" meta:paragraph-count="33" meta:word-count="2897" meta:character-count="18502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